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31.89mm"/>
    </style:style>
    <style:style style:name="co24" style:family="table-column">
      <style:table-column-properties fo:break-before="auto" style:column-width="23.57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add58a"/>
    </style:style>
    <style:style style:name="ce12" style:family="table-cell" style:parent-style-name="Default">
      <style:table-cell-properties fo:background-color="#fdb94d"/>
    </style:style>
    <style:style style:name="ce13" style:family="table-cell" style:parent-style-name="Default">
      <style:table-cell-properties fo:background-color="#9d85be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8" style:family="table-cell" style:parent-style-name="Default">
      <style:table-cell-properties fo:background-color="transparent" fo:border="none"/>
      <style:map style:condition="is-true-formula([.C8]=&quot;&quot;)" style:apply-style-name="Cellule_20_invalide" style:base-cell-address="Feuille1.C8"/>
    </style:style>
    <style:style style:name="ce21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25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46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19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22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53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2"/>
    </style:style>
    <style:style style:name="ce58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61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4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45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79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80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81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77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11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97" style:family="table-cell" style:parent-style-name="Default">
      <style:table-cell-properties fo:background-color="transparent" fo:border="none"/>
      <style:map style:condition="is-true-formula([.C35]=&quot;&quot;)" style:apply-style-name="Cellule_20_invalide" style:base-cell-address="Feuille1.C35"/>
    </style:style>
    <style:style style:name="ce98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68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07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08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109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10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146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5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6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7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8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9"/>
    </style:style>
    <style:style style:name="ce112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90" style:family="table-cell" style:parent-style-name="Default">
      <style:map style:condition="is-true-formula([.C8]=0)" style:apply-style-name="Cellule_20_grisée" style:base-cell-address="Feuille1.D8"/>
    </style:style>
    <style:style style:name="ce91" style:family="table-cell" style:parent-style-name="Default">
      <style:map style:condition="is-true-formula([.C9]=0)" style:apply-style-name="Cellule_20_grisée" style:base-cell-address="Feuille1.D9"/>
    </style:style>
    <style:style style:name="ce94" style:family="table-cell" style:parent-style-name="Default">
      <style:map style:condition="is-true-formula([.C10]=0)" style:apply-style-name="Cellule_20_grisée" style:base-cell-address="Feuille1.D10"/>
    </style:style>
    <style:style style:name="ce140" style:family="table-cell" style:parent-style-name="Default">
      <style:map style:condition="is-true-formula([.C11]=0)" style:apply-style-name="Cellule_20_grisée" style:base-cell-address="Feuille1.D11"/>
    </style:style>
    <style:style style:name="ce60" style:family="table-cell" style:parent-style-name="Default">
      <style:map style:condition="is-true-formula([.C22]=0)" style:apply-style-name="Cellule_20_grisée" style:base-cell-address="Feuille1.D22"/>
    </style:style>
    <style:style style:name="ce172" style:family="table-cell" style:parent-style-name="Default">
      <style:map style:condition="is-true-formula([.C45]=0)" style:apply-style-name="Cellule_20_grisée" style:base-cell-address="Feuille1.D45"/>
    </style:style>
    <style:style style:name="ce183" style:family="table-cell" style:parent-style-name="Default">
      <style:map style:condition="is-true-formula([.C46]=0)" style:apply-style-name="Cellule_20_grisée" style:base-cell-address="Feuille1.D46"/>
    </style:style>
    <style:style style:name="ce184" style:family="table-cell" style:parent-style-name="Default">
      <style:map style:condition="is-true-formula([.C47]=0)" style:apply-style-name="Cellule_20_grisée" style:base-cell-address="Feuille1.D47"/>
    </style:style>
    <style:style style:name="ce88" style:family="table-cell" style:parent-style-name="Default">
      <style:map style:condition="is-true-formula([.C48]=0)" style:apply-style-name="Cellule_20_grisée" style:base-cell-address="Feuille1.D48"/>
    </style:style>
    <style:style style:name="ce89" style:family="table-cell" style:parent-style-name="Default">
      <style:map style:condition="is-true-formula([.C49]=0)" style:apply-style-name="Cellule_20_grisée" style:base-cell-address="Feuille1.D49"/>
    </style:style>
    <style:style style:name="ce137" style:family="table-cell" style:parent-style-name="Default">
      <style:map style:condition="is-true-formula([.C50]=0)" style:apply-style-name="Cellule_20_grisée" style:base-cell-address="Feuille1.D50"/>
    </style:style>
    <style:style style:name="ce14" style:family="table-cell" style:parent-style-name="Default">
      <style:map style:condition="is-true-formula([.C52]=0)" style:apply-style-name="Cellule_20_grisée" style:base-cell-address="Feuille1.D52"/>
    </style:style>
    <style:style style:name="ce15" style:family="table-cell" style:parent-style-name="Default">
      <style:map style:condition="is-true-formula([.C53]=0)" style:apply-style-name="Cellule_20_grisée" style:base-cell-address="Feuille1.D53"/>
    </style:style>
    <style:style style:name="ce125" style:family="table-cell" style:parent-style-name="Default">
      <style:map style:condition="is-true-formula([.C8]=0)" style:apply-style-name="Cellule_20_grisée" style:base-cell-address="Feuille1.E8"/>
    </style:style>
    <style:style style:name="ce126" style:family="table-cell" style:parent-style-name="Default">
      <style:map style:condition="is-true-formula([.C9]=0)" style:apply-style-name="Cellule_20_grisée" style:base-cell-address="Feuille1.E9"/>
    </style:style>
    <style:style style:name="ce129" style:family="table-cell" style:parent-style-name="Default">
      <style:map style:condition="is-true-formula([.C10]=0)" style:apply-style-name="Cellule_20_grisée" style:base-cell-address="Feuille1.E10"/>
    </style:style>
    <style:style style:name="ce177" style:family="table-cell" style:parent-style-name="Default">
      <style:map style:condition="is-true-formula([.C11]=0)" style:apply-style-name="Cellule_20_grisée" style:base-cell-address="Feuille1.E11"/>
    </style:style>
    <style:style style:name="ce65" style:family="table-cell" style:parent-style-name="Default">
      <style:map style:condition="is-true-formula([.C22]=0)" style:apply-style-name="Cellule_20_grisée" style:base-cell-address="Feuille1.E22"/>
    </style:style>
    <style:style style:name="ce176" style:family="table-cell" style:parent-style-name="Default">
      <style:map style:condition="is-true-formula([.C45]=0)" style:apply-style-name="Cellule_20_grisée" style:base-cell-address="Feuille1.E45"/>
    </style:style>
    <style:style style:name="ce189" style:family="table-cell" style:parent-style-name="Default">
      <style:map style:condition="is-true-formula([.C46]=0)" style:apply-style-name="Cellule_20_grisée" style:base-cell-address="Feuille1.E46"/>
    </style:style>
    <style:style style:name="ce192" style:family="table-cell" style:parent-style-name="Default">
      <style:map style:condition="is-true-formula([.C47]=0)" style:apply-style-name="Cellule_20_grisée" style:base-cell-address="Feuille1.E47"/>
    </style:style>
    <style:style style:name="ce113" style:family="table-cell" style:parent-style-name="Default">
      <style:map style:condition="is-true-formula([.C48]=0)" style:apply-style-name="Cellule_20_grisée" style:base-cell-address="Feuille1.E48"/>
    </style:style>
    <style:style style:name="ce114" style:family="table-cell" style:parent-style-name="Default">
      <style:map style:condition="is-true-formula([.C49]=0)" style:apply-style-name="Cellule_20_grisée" style:base-cell-address="Feuille1.E49"/>
    </style:style>
    <style:style style:name="ce163" style:family="table-cell" style:parent-style-name="Default">
      <style:map style:condition="is-true-formula([.C50]=0)" style:apply-style-name="Cellule_20_grisée" style:base-cell-address="Feuille1.E50"/>
    </style:style>
    <style:style style:name="ce17" style:family="table-cell" style:parent-style-name="Default">
      <style:map style:condition="is-true-formula([.C52]=0)" style:apply-style-name="Cellule_20_grisée" style:base-cell-address="Feuille1.E52"/>
    </style:style>
    <style:style style:name="ce92" style:family="table-cell" style:parent-style-name="Default">
      <style:table-cell-properties fo:background-color="transparent" fo:border="none"/>
      <style:map style:condition="is-true-formula([.F28]=&quot;&quot;)" style:apply-style-name="Cellule_20_invalide" style:base-cell-address="Feuille1.F28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7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8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9"/>
    </style:style>
    <style:style style:name="ce170" style:family="table-cell" style:parent-style-name="Default">
      <style:map style:condition="is-true-formula([.G50]=0)" style:apply-style-name="Cellule_20_grisée" style:base-cell-address="Feuille1.H50"/>
    </style:style>
    <style:style style:name="ce166" style:family="table-cell" style:parent-style-name="Default">
      <style:map style:condition="is-true-formula([.G156]=0)" style:apply-style-name="Cellule_20_grisée" style:base-cell-address="Feuille1.H156"/>
    </style:style>
    <style:style style:name="ce93" style:family="table-cell" style:parent-style-name="Default">
      <style:table-cell-properties fo:background-color="transparent" fo:border="none"/>
      <style:map style:condition="is-true-formula([.I28]=&quot;&quot;)" style:apply-style-name="Cellule_20_invalide" style:base-cell-address="Feuille1.I28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7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8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9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63"/>
    </style:style>
    <style:style style:name="ce118" style:family="table-cell" style:parent-style-name="Default">
      <style:map style:condition="is-true-formula([.J74]=0)" style:apply-style-name="Cellule_20_grisée" style:base-cell-address="Feuille1.K74"/>
    </style:style>
    <style:style style:name="ce95" style:family="table-cell" style:parent-style-name="Default">
      <style:table-cell-properties fo:background-color="transparent" fo:border="none"/>
      <style:map style:condition="is-true-formula([.L28]=&quot;&quot;)" style:apply-style-name="Cellule_20_invalide" style:base-cell-address="Feuille1.L28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7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8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9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63"/>
    </style:style>
    <style:style style:name="ce99" style:family="table-cell" style:parent-style-name="Default">
      <style:table-cell-properties fo:background-color="transparent" fo:border="none"/>
      <style:map style:condition="is-true-formula([.O28]=&quot;&quot;)" style:apply-style-name="Cellule_20_invalide" style:base-cell-address="Feuille1.O28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7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8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9"/>
    </style:style>
    <style:style style:name="ce207" style:family="table-cell" style:parent-style-name="Default">
      <style:map style:condition="is-true-formula([.P8]=0)" style:apply-style-name="Cellule_20_grisée" style:base-cell-address="Feuille1.Q8"/>
      <style:map style:condition="is-true-formula(AND([.P8]&lt;&gt;0;#REF!=&quot;&quot;))" style:apply-style-name="Cellule_20_invalide" style:base-cell-address="Feuille1.Q8"/>
    </style:style>
    <style:style style:name="ce208" style:family="table-cell" style:parent-style-name="Default">
      <style:map style:condition="is-true-formula([.P9]=0)" style:apply-style-name="Cellule_20_grisée" style:base-cell-address="Feuille1.Q9"/>
      <style:map style:condition="is-true-formula(AND([.P9]&lt;&gt;0;#REF!=&quot;&quot;))" style:apply-style-name="Cellule_20_invalide" style:base-cell-address="Feuille1.Q9"/>
    </style:style>
    <style:style style:name="ce209" style:family="table-cell" style:parent-style-name="Default">
      <style:map style:condition="is-true-formula([.P10]=0)" style:apply-style-name="Cellule_20_grisée" style:base-cell-address="Feuille1.Q10"/>
      <style:map style:condition="is-true-formula(AND([.P10]&lt;&gt;0;#REF!=&quot;&quot;))" style:apply-style-name="Cellule_20_invalide" style:base-cell-address="Feuille1.Q10"/>
    </style:style>
    <style:style style:name="ce284" style:family="table-cell" style:parent-style-name="Default">
      <style:map style:condition="is-true-formula([.P11]=0)" style:apply-style-name="Cellule_20_grisée" style:base-cell-address="Feuille1.Q11"/>
      <style:map style:condition="is-true-formula(AND([.P11]&lt;&gt;0;#REF!=&quot;&quot;))" style:apply-style-name="Cellule_20_invalide" style:base-cell-address="Feuille1.Q11"/>
    </style:style>
    <style:style style:name="ce211" style:family="table-cell" style:parent-style-name="Default">
      <style:map style:condition="is-true-formula([.P50]=0)" style:apply-style-name="Cellule_20_grisée" style:base-cell-address="Feuille1.Q50"/>
      <style:map style:condition="is-true-formula(AND([.P50]&lt;&gt;0;#REF!=&quot;&quot;))" style:apply-style-name="Cellule_20_invalide" style:base-cell-address="Feuille1.Q50"/>
    </style:style>
    <style:style style:name="ce20" style:family="table-cell" style:parent-style-name="Default">
      <style:map style:condition="is-true-formula([.P52]=0)" style:apply-style-name="Cellule_20_grisée" style:base-cell-address="Feuille1.Q52"/>
      <style:map style:condition="is-true-formula(AND([.P52]&lt;&gt;0;#REF!=&quot;&quot;))" style:apply-style-name="Cellule_20_invalide" style:base-cell-address="Feuille1.Q52"/>
    </style:style>
    <style:style style:name="ce11" style:family="table-cell" style:parent-style-name="Default">
      <style:map style:condition="is-true-formula([.P57]=0)" style:apply-style-name="Cellule_20_grisée" style:base-cell-address="Feuille1.Q57"/>
      <style:map style:condition="is-true-formula(AND([.P57]&lt;&gt;0;#REF!=&quot;&quot;))" style:apply-style-name="Cellule_20_invalide" style:base-cell-address="Feuille1.Q57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8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9"/>
    </style:style>
    <style:style style:name="ce299" style:family="table-cell" style:parent-style-name="Default">
      <style:table-cell-properties fo:background-color="#fff200"/>
    </style:style>
    <style:style style:name="ce231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8"/>
    </style:style>
    <style:style style:name="ce204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9"/>
    </style:style>
    <style:style style:name="ce205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10"/>
    </style:style>
    <style:style style:name="ce234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11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50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48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49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50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51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52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53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54"/>
    </style:style>
    <style:style style:name="ce369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70" style:family="table-cell" style:parent-style-name="Default" style:data-style-name="N0">
      <style:map style:condition="cell-content()=&quot;&quot;" style:apply-style-name="Cellule_20_invalide" style:base-cell-address="Feuille1.AA9"/>
    </style:style>
    <style:style style:name="ce374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42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50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80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81" style:family="table-cell" style:parent-style-name="Default" style:data-style-name="N0">
      <style:map style:condition="cell-content()=&quot;&quot;" style:apply-style-name="Cellule_20_invalide" style:base-cell-address="Feuille1.AA9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436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25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5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5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5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5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6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40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U50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C46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D40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D4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D4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D52"/>
    </style:style>
    <style:style style:name="ce7" style:family="table-cell" style:parent-style-name="Default">
      <style:table-cell-properties fo:background-color="transparent"/>
    </style:style>
    <style:style style:name="ce473" style:family="table-cell" style:parent-style-name="Default">
      <style:map style:condition="is-true-formula([.AF8]=0)" style:apply-style-name="Cellule_20_grisée" style:base-cell-address="Feuille1.AG8"/>
      <style:map style:condition="is-true-formula(AND([.AF8]&lt;&gt;0;[.AG8]=&quot;&quot;))" style:apply-style-name="Cellule_20_invalide" style:base-cell-address="Feuille1.AG8"/>
    </style:style>
    <style:style style:name="ce474" style:family="table-cell" style:parent-style-name="Default">
      <style:map style:condition="is-true-formula([.AF9]=0)" style:apply-style-name="Cellule_20_grisée" style:base-cell-address="Feuille1.AG9"/>
      <style:map style:condition="is-true-formula(AND([.AF9]&lt;&gt;0;[.AG9]=&quot;&quot;))" style:apply-style-name="Cellule_20_invalide" style:base-cell-address="Feuille1.AG9"/>
    </style:style>
    <style:style style:name="ce475" style:family="table-cell" style:parent-style-name="Default">
      <style:map style:condition="is-true-formula([.AF10]=0)" style:apply-style-name="Cellule_20_grisée" style:base-cell-address="Feuille1.AG10"/>
      <style:map style:condition="is-true-formula(AND([.AF10]&lt;&gt;0;[.AG10]=&quot;&quot;))" style:apply-style-name="Cellule_20_invalide" style:base-cell-address="Feuille1.AG10"/>
    </style:style>
    <style:style style:name="ce542" style:family="table-cell" style:parent-style-name="Default">
      <style:map style:condition="is-true-formula([.AF11]=0)" style:apply-style-name="Cellule_20_grisée" style:base-cell-address="Feuille1.AG11"/>
      <style:map style:condition="is-true-formula(AND([.AF11]&lt;&gt;0;[.AG11]=&quot;&quot;))" style:apply-style-name="Cellule_20_invalide" style:base-cell-address="Feuille1.AG11"/>
    </style:style>
    <style:style style:name="ce430" style:family="table-cell" style:parent-style-name="Default">
      <style:map style:condition="is-true-formula([.AF50]=0)" style:apply-style-name="Cellule_20_grisée" style:base-cell-address="Feuille1.AG50"/>
      <style:map style:condition="is-true-formula(AND([.AF50]&lt;&gt;0;[.AG50]=&quot;&quot;))" style:apply-style-name="Cellule_20_invalide" style:base-cell-address="Feuille1.AG50"/>
    </style:style>
    <style:style style:name="ce33" style:family="table-cell" style:parent-style-name="Default">
      <style:map style:condition="is-true-formula([.AF52]=0)" style:apply-style-name="Cellule_20_grisée" style:base-cell-address="Feuille1.AG52"/>
      <style:map style:condition="is-true-formula(AND([.AF52]&lt;&gt;0;[.AG52]=&quot;&quot;))" style:apply-style-name="Cellule_20_invalide" style:base-cell-address="Feuille1.AG52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H9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H10"/>
    </style:style>
    <style:style style:name="ce368" style:family="table-cell" style:parent-style-name="Default" style:data-style-name="N0">
      <style:map style:condition="cell-content()=&quot;&quot;" style:apply-style-name="Cellule_20_invalide" style:base-cell-address="Feuille1.AH11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H49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5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481" style:family="table-cell" style:parent-style-name="Default" style:data-style-name="N0">
      <style:map style:condition="is-true-formula(OR([.AH8]=0;[.AH8]=&quot;wakeUp&quot;))" style:apply-style-name="Cellule_20_grisée" style:base-cell-address="Feuille1.AI8"/>
      <style:map style:condition="is-true-formula(AND([.AH8]&lt;&gt;0;[.AI8]=&quot;&quot;))" style:apply-style-name="Cellule_20_invalide" style:base-cell-address="Feuille1.AI8"/>
    </style:style>
    <style:style style:name="ce386" style:family="table-cell" style:parent-style-name="Default" style:data-style-name="N0">
      <style:map style:condition="is-true-formula(OR([.AH9]=0;[.AH9]=&quot;wakeUp&quot;))" style:apply-style-name="Cellule_20_grisée" style:base-cell-address="Feuille1.AI9"/>
      <style:map style:condition="is-true-formula(AND([.AH9]&lt;&gt;0;[.AI9]=&quot;&quot;))" style:apply-style-name="Cellule_20_invalide" style:base-cell-address="Feuille1.AI9"/>
    </style:style>
    <style:style style:name="ce387" style:family="table-cell" style:parent-style-name="Default" style:data-style-name="N0">
      <style:map style:condition="is-true-formula(OR([.AH10]=0;[.AH10]=&quot;wakeUp&quot;))" style:apply-style-name="Cellule_20_grisée" style:base-cell-address="Feuille1.AI10"/>
      <style:map style:condition="is-true-formula(AND([.AH10]&lt;&gt;0;[.AI10]=&quot;&quot;))" style:apply-style-name="Cellule_20_invalide" style:base-cell-address="Feuille1.AI10"/>
    </style:style>
    <style:style style:name="ce388" style:family="table-cell" style:parent-style-name="Default" style:data-style-name="N0">
      <style:map style:condition="is-true-formula(OR([.AH11]=0;[.AH11]=&quot;wakeUp&quot;))" style:apply-style-name="Cellule_20_grisée" style:base-cell-address="Feuille1.AI11"/>
      <style:map style:condition="is-true-formula(AND([.AH11]&lt;&gt;0;[.AI11]=&quot;&quot;))" style:apply-style-name="Cellule_20_invalide" style:base-cell-address="Feuille1.AI11"/>
    </style:style>
    <style:style style:name="ce447" style:family="table-cell" style:parent-style-name="Default" style:data-style-name="N0">
      <style:map style:condition="is-true-formula([.AH49]=0)" style:apply-style-name="Cellule_20_grisée" style:base-cell-address="Feuille1.AI49"/>
      <style:map style:condition="is-true-formula(AND([.AH49]&lt;&gt;0;[.AI49]=&quot;&quot;))" style:apply-style-name="Cellule_20_invalide" style:base-cell-address="Feuille1.AI49"/>
    </style:style>
    <style:style style:name="ce448" style:family="table-cell" style:parent-style-name="Default" style:data-style-name="N0">
      <style:map style:condition="is-true-formula([.AH50]=0)" style:apply-style-name="Cellule_20_grisée" style:base-cell-address="Feuille1.AI50"/>
      <style:map style:condition="is-true-formula(AND([.AH50]&lt;&gt;0;[.AI50]=&quot;&quot;))" style:apply-style-name="Cellule_20_invalide" style:base-cell-address="Feuille1.AI50"/>
    </style:style>
    <style:style style:name="ce35" style:family="table-cell" style:parent-style-name="Default" style:data-style-name="N0">
      <style:map style:condition="is-true-formula([.AH52]=0)" style:apply-style-name="Cellule_20_grisée" style:base-cell-address="Feuille1.AI52"/>
      <style:map style:condition="is-true-formula(AND([.AH52]&lt;&gt;0;[.AI52]=&quot;&quot;))" style:apply-style-name="Cellule_20_invalide" style:base-cell-address="Feuille1.AI52"/>
    </style:style>
    <style:style style:name="ce36" style:family="table-cell" style:parent-style-name="Default" style:data-style-name="N0">
      <style:map style:condition="is-true-formula(OR([.AH93]=0;[.AH93]=&quot;wakeUp&quot;))" style:apply-style-name="Cellule_20_grisée" style:base-cell-address="Feuille1.AI93"/>
      <style:map style:condition="is-true-formula(AND([.AH93]&lt;&gt;0;[.AI93]=&quot;&quot;))" style:apply-style-name="Cellule_20_invalide" style:base-cell-address="Feuille1.AI93"/>
    </style:style>
    <style:style style:name="ce486" style:family="table-cell" style:parent-style-name="Default" style:data-style-name="N0">
      <style:map style:condition="is-true-formula(OR([.AI8]=0;[.AI8]=&quot;wakeUp&quot;))" style:apply-style-name="Cellule_20_grisée" style:base-cell-address="Feuille1.AJ8"/>
      <style:map style:condition="is-true-formula(AND([.AI8]&lt;&gt;0;[.AJ8]=&quot;&quot;))" style:apply-style-name="Cellule_20_invalide" style:base-cell-address="Feuille1.AJ8"/>
    </style:style>
    <style:style style:name="ce392" style:family="table-cell" style:parent-style-name="Default" style:data-style-name="N0">
      <style:map style:condition="is-true-formula(OR([.AI9]=0;[.AI9]=&quot;wakeUp&quot;))" style:apply-style-name="Cellule_20_grisée" style:base-cell-address="Feuille1.AJ9"/>
      <style:map style:condition="is-true-formula(AND([.AI9]&lt;&gt;0;[.AJ9]=&quot;&quot;))" style:apply-style-name="Cellule_20_invalide" style:base-cell-address="Feuille1.AJ9"/>
    </style:style>
    <style:style style:name="ce393" style:family="table-cell" style:parent-style-name="Default" style:data-style-name="N0">
      <style:map style:condition="is-true-formula(OR([.AI10]=0;[.AI10]=&quot;wakeUp&quot;))" style:apply-style-name="Cellule_20_grisée" style:base-cell-address="Feuille1.AJ10"/>
      <style:map style:condition="is-true-formula(AND([.AI10]&lt;&gt;0;[.AJ10]=&quot;&quot;))" style:apply-style-name="Cellule_20_invalide" style:base-cell-address="Feuille1.AJ10"/>
    </style:style>
    <style:style style:name="ce394" style:family="table-cell" style:parent-style-name="Default" style:data-style-name="N0">
      <style:map style:condition="is-true-formula(OR([.AI11]=0;[.AI11]=&quot;wakeUp&quot;))" style:apply-style-name="Cellule_20_grisée" style:base-cell-address="Feuille1.AJ11"/>
      <style:map style:condition="is-true-formula(AND([.AI11]&lt;&gt;0;[.AJ11]=&quot;&quot;))" style:apply-style-name="Cellule_20_invalide" style:base-cell-address="Feuille1.AJ11"/>
    </style:style>
    <style:style style:name="ce455" style:family="table-cell" style:parent-style-name="Default" style:data-style-name="N0">
      <style:map style:condition="is-true-formula([.AF49]=0)" style:apply-style-name="Cellule_20_grisée" style:base-cell-address="Feuille1.AJ49"/>
      <style:map style:condition="is-true-formula(AND([.AF49]&lt;&gt;0;[.AJ49]=&quot;&quot;))" style:apply-style-name="Cellule_20_invalide" style:base-cell-address="Feuille1.AJ49"/>
    </style:style>
    <style:style style:name="ce456" style:family="table-cell" style:parent-style-name="Default" style:data-style-name="N0">
      <style:map style:condition="is-true-formula([.AF50]=0)" style:apply-style-name="Cellule_20_grisée" style:base-cell-address="Feuille1.AJ50"/>
      <style:map style:condition="is-true-formula(AND([.AF50]&lt;&gt;0;[.AJ50]=&quot;&quot;))" style:apply-style-name="Cellule_20_invalide" style:base-cell-address="Feuille1.AJ50"/>
    </style:style>
    <style:style style:name="ce27" style:family="table-cell" style:parent-style-name="Default" style:data-style-name="N0">
      <style:map style:condition="is-true-formula([.AF52]=0)" style:apply-style-name="Cellule_20_grisée" style:base-cell-address="Feuille1.AJ52"/>
      <style:map style:condition="is-true-formula(AND([.AF52]&lt;&gt;0;[.AJ52]=&quot;&quot;))" style:apply-style-name="Cellule_20_invalide" style:base-cell-address="Feuille1.AJ52"/>
    </style:style>
    <style:style style:name="ce37" style:family="table-cell" style:parent-style-name="Default" style:data-style-name="N0">
      <style:map style:condition="is-true-formula(OR([.AI93]=0;[.AI93]=&quot;wakeUp&quot;))" style:apply-style-name="Cellule_20_grisée" style:base-cell-address="Feuille1.AJ93"/>
      <style:map style:condition="is-true-formula(AND([.AI93]&lt;&gt;0;[.AJ93]=&quot;&quot;))" style:apply-style-name="Cellule_20_invalide" style:base-cell-address="Feuille1.AJ93"/>
    </style:style>
    <style:style style:name="ce490" style:family="table-cell" style:parent-style-name="Default" style:data-style-name="N0">
      <style:map style:condition="is-true-formula([.AH8]=0)" style:apply-style-name="Cellule_20_grisée" style:base-cell-address="Feuille1.AK8"/>
      <style:map style:condition="is-true-formula(AND([.AH8]&lt;&gt;0;[.AK8]=&quot;&quot;))" style:apply-style-name="Cellule_20_invalide" style:base-cell-address="Feuille1.AK8"/>
    </style:style>
    <style:style style:name="ce491" style:family="table-cell" style:parent-style-name="Default" style:data-style-name="N0">
      <style:map style:condition="is-true-formula([.AH9]=0)" style:apply-style-name="Cellule_20_grisée" style:base-cell-address="Feuille1.AK9"/>
      <style:map style:condition="is-true-formula(AND([.AH9]&lt;&gt;0;[.AK9]=&quot;&quot;))" style:apply-style-name="Cellule_20_invalide" style:base-cell-address="Feuille1.AK9"/>
    </style:style>
    <style:style style:name="ce492" style:family="table-cell" style:parent-style-name="Default" style:data-style-name="N0">
      <style:map style:condition="is-true-formula([.AH10]=0)" style:apply-style-name="Cellule_20_grisée" style:base-cell-address="Feuille1.AK10"/>
      <style:map style:condition="is-true-formula(AND([.AH10]&lt;&gt;0;[.AK10]=&quot;&quot;))" style:apply-style-name="Cellule_20_invalide" style:base-cell-address="Feuille1.AK10"/>
    </style:style>
    <style:style style:name="ce563" style:family="table-cell" style:parent-style-name="Default" style:data-style-name="N0">
      <style:map style:condition="is-true-formula([.AH11]=0)" style:apply-style-name="Cellule_20_grisée" style:base-cell-address="Feuille1.AK11"/>
      <style:map style:condition="is-true-formula(AND([.AH11]&lt;&gt;0;[.AK11]=&quot;&quot;))" style:apply-style-name="Cellule_20_invalide" style:base-cell-address="Feuille1.AK11"/>
    </style:style>
    <style:style style:name="ce463" style:family="table-cell" style:parent-style-name="Default" style:data-style-name="N0">
      <style:map style:condition="is-true-formula([.AH50]=0)" style:apply-style-name="Cellule_20_grisée" style:base-cell-address="Feuille1.AK50"/>
      <style:map style:condition="is-true-formula(AND([.AH50]&lt;&gt;0;[.AK50]=&quot;&quot;))" style:apply-style-name="Cellule_20_invalide" style:base-cell-address="Feuille1.AK50"/>
    </style:style>
    <style:style style:name="ce38" style:family="table-cell" style:parent-style-name="Default" style:data-style-name="N0">
      <style:map style:condition="is-true-formula([.AH52]=0)" style:apply-style-name="Cellule_20_grisée" style:base-cell-address="Feuille1.AK52"/>
      <style:map style:condition="is-true-formula(AND([.AH52]&lt;&gt;0;[.AK52]=&quot;&quot;))" style:apply-style-name="Cellule_20_invalide" style:base-cell-address="Feuille1.AK52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A9"/>
    </style:style>
    <style:style style:name="ce479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54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494" style:family="table-cell" style:parent-style-name="Default" style:data-style-name="N0">
      <style:map style:condition="is-true-formula([.AL8]=0)" style:apply-style-name="Cellule_20_grisée" style:base-cell-address="Feuille1.AM8"/>
      <style:map style:condition="is-true-formula(AND([.AL8]&lt;&gt;0;[.AM8]=&quot;&quot;))" style:apply-style-name="Cellule_20_invalide" style:base-cell-address="Feuille1.AM8"/>
    </style:style>
    <style:style style:name="ce495" style:family="table-cell" style:parent-style-name="Default" style:data-style-name="N0">
      <style:map style:condition="is-true-formula([.AL9]=0)" style:apply-style-name="Cellule_20_grisée" style:base-cell-address="Feuille1.AM9"/>
      <style:map style:condition="is-true-formula(AND([.AL9]&lt;&gt;0;[.AM9]=&quot;&quot;))" style:apply-style-name="Cellule_20_invalide" style:base-cell-address="Feuille1.AM9"/>
    </style:style>
    <style:style style:name="ce496" style:family="table-cell" style:parent-style-name="Default" style:data-style-name="N0">
      <style:map style:condition="is-true-formula([.AL10]=0)" style:apply-style-name="Cellule_20_grisée" style:base-cell-address="Feuille1.AM10"/>
      <style:map style:condition="is-true-formula(AND([.AL10]&lt;&gt;0;[.AM10]=&quot;&quot;))" style:apply-style-name="Cellule_20_invalide" style:base-cell-address="Feuille1.AM10"/>
    </style:style>
    <style:style style:name="ce568" style:family="table-cell" style:parent-style-name="Default" style:data-style-name="N0">
      <style:map style:condition="is-true-formula([.AL11]=0)" style:apply-style-name="Cellule_20_grisée" style:base-cell-address="Feuille1.AM11"/>
      <style:map style:condition="is-true-formula(AND([.AL11]&lt;&gt;0;[.AM11]=&quot;&quot;))" style:apply-style-name="Cellule_20_invalide" style:base-cell-address="Feuille1.AM11"/>
    </style:style>
    <style:style style:name="ce250" style:family="table-cell" style:parent-style-name="Default" style:data-style-name="N0">
      <style:map style:condition="is-true-formula([.AJ8]=0)" style:apply-style-name="Cellule_20_grisée" style:base-cell-address="Feuille1.AN8"/>
      <style:map style:condition="is-true-formula(AND([.AJ8]&lt;&gt;0;[.AN8]=&quot;&quot;))" style:apply-style-name="Cellule_20_invalide" style:base-cell-address="Feuille1.AN8"/>
    </style:style>
    <style:style style:name="ce251" style:family="table-cell" style:parent-style-name="Default" style:data-style-name="N0">
      <style:map style:condition="is-true-formula([.AJ9]=0)" style:apply-style-name="Cellule_20_grisée" style:base-cell-address="Feuille1.AN9"/>
      <style:map style:condition="is-true-formula(AND([.AJ9]&lt;&gt;0;[.AN9]=&quot;&quot;))" style:apply-style-name="Cellule_20_invalide" style:base-cell-address="Feuille1.AN9"/>
    </style:style>
    <style:style style:name="ce252" style:family="table-cell" style:parent-style-name="Default" style:data-style-name="N0">
      <style:map style:condition="is-true-formula([.AJ10]=0)" style:apply-style-name="Cellule_20_grisée" style:base-cell-address="Feuille1.AN10"/>
      <style:map style:condition="is-true-formula(AND([.AJ10]&lt;&gt;0;[.AN10]=&quot;&quot;))" style:apply-style-name="Cellule_20_invalide" style:base-cell-address="Feuille1.AN10"/>
    </style:style>
    <style:style style:name="ce321" style:family="table-cell" style:parent-style-name="Default" style:data-style-name="N0">
      <style:map style:condition="is-true-formula([.AJ11]=0)" style:apply-style-name="Cellule_20_grisée" style:base-cell-address="Feuille1.AN11"/>
      <style:map style:condition="is-true-formula(AND([.AJ11]&lt;&gt;0;[.AN11]=&quot;&quot;))" style:apply-style-name="Cellule_20_invalide" style:base-cell-address="Feuille1.AN11"/>
    </style:style>
    <style:style style:name="ce497" style:family="table-cell" style:parent-style-name="Default" style:data-style-name="N0">
      <style:map style:condition="is-true-formula([.AH8]=0)" style:apply-style-name="Cellule_20_grisée" style:base-cell-address="Feuille1.AK8"/>
      <style:map style:condition="is-true-formula(AND([.AH8]&lt;&gt;0;[.AK8]=&quot;&quot;))" style:apply-style-name="Cellule_20_invalide" style:base-cell-address="Feuille1.AK8"/>
    </style:style>
    <style:style style:name="ce498" style:family="table-cell" style:parent-style-name="Default" style:data-style-name="N0">
      <style:map style:condition="is-true-formula([.AH9]=0)" style:apply-style-name="Cellule_20_grisée" style:base-cell-address="Feuille1.AK9"/>
      <style:map style:condition="is-true-formula(AND([.AH9]&lt;&gt;0;[.AK9]=&quot;&quot;))" style:apply-style-name="Cellule_20_invalide" style:base-cell-address="Feuille1.AK9"/>
    </style:style>
    <style:style style:name="ce499" style:family="table-cell" style:parent-style-name="Default" style:data-style-name="N0">
      <style:map style:condition="is-true-formula([.AH10]=0)" style:apply-style-name="Cellule_20_grisée" style:base-cell-address="Feuille1.AK10"/>
      <style:map style:condition="is-true-formula(AND([.AH10]&lt;&gt;0;[.AK10]=&quot;&quot;))" style:apply-style-name="Cellule_20_invalide" style:base-cell-address="Feuille1.AK10"/>
    </style:style>
    <style:style style:name="ce572" style:family="table-cell" style:parent-style-name="Default" style:data-style-name="N0">
      <style:map style:condition="is-true-formula([.AH11]=0)" style:apply-style-name="Cellule_20_grisée" style:base-cell-address="Feuille1.AK11"/>
      <style:map style:condition="is-true-formula(AND([.AH11]&lt;&gt;0;[.AK11]=&quot;&quot;))" style:apply-style-name="Cellule_20_invalide" style:base-cell-address="Feuille1.AK11"/>
    </style:style>
    <style:style style:name="ce489" style:family="table-cell" style:parent-style-name="Default" style:data-style-name="N0">
      <style:map style:condition="is-true-formula([.AH50]=0)" style:apply-style-name="Cellule_20_grisée" style:base-cell-address="Feuille1.AK50"/>
      <style:map style:condition="is-true-formula(AND([.AH50]&lt;&gt;0;[.AK50]=&quot;&quot;))" style:apply-style-name="Cellule_20_invalide" style:base-cell-address="Feuille1.AK50"/>
    </style:style>
    <style:style style:name="ce39" style:family="table-cell" style:parent-style-name="Default" style:data-style-name="N0">
      <style:map style:condition="is-true-formula([.AH52]=0)" style:apply-style-name="Cellule_20_grisée" style:base-cell-address="Feuille1.AK52"/>
      <style:map style:condition="is-true-formula(AND([.AH52]&lt;&gt;0;[.AK52]=&quot;&quot;))" style:apply-style-name="Cellule_20_invalide" style:base-cell-address="Feuille1.AK52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52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52"/>
        <table:content-validation table:name="val5" table:condition="of:cell-content-is-in-list(&quot;greater&quot;;&quot;lesser&quot;;&quot;equal&quot;)" table:allow-empty-cell="true" table:display-list="sort-ascending" table:base-cell-address="Feuille1.Q52"/>
        <table:content-validation table:name="val6" table:condition="of:cell-content-is-in-list([$Feuille1.$A$52:$Feuille1.$A$176])" table:allow-empty-cell="true" table:display-list="unsorted" table:base-cell-address="Feuille1.S52"/>
        <table:content-validation table:name="val7" table:condition="of:cell-content-is-in-list([$Feuille1.$A$65:$Feuille1.$A$176])" table:allow-empty-cell="true" table:display-list="unsorted" table:base-cell-address="Feuille1.S52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32"/>
        <table:table-column table:style-name="co21" table:default-cell-style-name="Default"/>
        <table:table-column table:style-name="co22" table:default-cell-style-name="ce31"/>
        <table:table-column table:style-name="co12" table:default-cell-style-name="ce9"/>
        <table:table-column table:style-name="co23" table:default-cell-style-name="ce33"/>
        <table:table-column table:style-name="co20" table:default-cell-style-name="ce34"/>
        <table:table-column table:style-name="co24" table:default-cell-style-name="ce35"/>
        <table:table-column table:style-name="co17" table:default-cell-style-name="ce27"/>
        <table:table-column table:style-name="co25" table:default-cell-style-name="ce38"/>
        <table:table-column table:style-name="co24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2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5"/>
        </table:table-row>
        <table:table-row table:style-name="ro2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ce4" table:content-validation-name="val1"/>
          <table:table-cell/>
          <table:table-cell table:content-validation-name="val2"/>
          <table:table-cell table:number-columns-repeated="3"/>
          <table:table-cell table:style-name="ce4" table:number-columns-repeated="993"/>
          <table:table-cell table:number-columns-repeated="5"/>
        </table:table-row>
        <table:table-row table:style-name="ro2">
          <table:table-cell table:style-name="ce3" office:value-type="string" calcext:value-type="string">
            <text:p>V_AlphaGold_Test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90"/>
          <table:table-cell table:style-name="ce125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table:style-name="ce231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69" office:value-type="float" office:value="0" calcext:value-type="float">
            <text:p>0</text:p>
          </table:table-cell>
          <table:table-cell table:number-columns-repeated="2" table:style-name="ce380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73"/>
          <table:table-cell table:style-name="ce477" table:content-validation-name="val4" office:value-type="string" calcext:value-type="string">
            <text:p>phaseClock</text:p>
          </table:table-cell>
          <table:table-cell table:style-name="ce481" table:content-validation-name="val5" office:value-type="string" calcext:value-type="string">
            <text:p>greater</text:p>
          </table:table-cell>
          <table:table-cell table:style-name="ce486" table:content-validation-name="val5" office:value-type="float" office:value="2" calcext:value-type="float">
            <text:p>2</text:p>
          </table:table-cell>
          <table:table-cell table:style-name="ce490" table:content-validation-name="val6" office:value-type="string" calcext:value-type="string">
            <text:p>V_AlphaGold_Test2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494" table:content-validation-name="val5"/>
          <table:table-cell table:style-name="ce250"/>
          <table:table-cell table:style-name="ce497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AlphaGold_Test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91"/>
          <table:table-cell table:style-name="ce126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table:style-name="ce204" table:content-validation-name="val1" office:value-type="string" calcext:value-type="string">
            <text:p>circl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" table:style-name="ce381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74"/>
          <table:table-cell table:style-name="ce366" table:content-validation-name="val4" office:value-type="string" calcext:value-type="string">
            <text:p>phaseClock</text:p>
          </table:table-cell>
          <table:table-cell table:style-name="ce386" table:content-validation-name="val5" office:value-type="string" calcext:value-type="string">
            <text:p>greater</text:p>
          </table:table-cell>
          <table:table-cell table:style-name="ce392" table:content-validation-name="val5" office:value-type="float" office:value="5" calcext:value-type="float">
            <text:p>5</text:p>
          </table:table-cell>
          <table:table-cell table:style-name="ce491" table:content-validation-name="val6" office:value-type="string" calcext:value-type="string">
            <text:p>V_AlphaGold_Test3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495" table:content-validation-name="val5"/>
          <table:table-cell table:style-name="ce251"/>
          <table:table-cell table:style-name="ce498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AlphaGold_Test3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94"/>
          <table:table-cell table:style-name="ce129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table:style-name="ce205" table:content-validation-name="val1"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8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75"/>
          <table:table-cell table:style-name="ce367" table:content-validation-name="val4" office:value-type="string" calcext:value-type="string">
            <text:p>phaseClock</text:p>
          </table:table-cell>
          <table:table-cell table:style-name="ce387" table:content-validation-name="val5" office:value-type="string" calcext:value-type="string">
            <text:p>greater</text:p>
          </table:table-cell>
          <table:table-cell table:style-name="ce393" table:content-validation-name="val5" office:value-type="float" office:value="5" calcext:value-type="float">
            <text:p>5</text:p>
          </table:table-cell>
          <table:table-cell table:style-name="ce492" table:content-validation-name="val6" office:value-type="string" calcext:value-type="string">
            <text:p>V_AlphaGold_Test4</text:p>
          </table:table-cell>
          <table:table-cell table:style-name="ce479" table:content-validation-name="val4" office:value-type="float" office:value="0" calcext:value-type="float">
            <text:p>0</text:p>
          </table:table-cell>
          <table:table-cell table:style-name="ce496" table:content-validation-name="val5"/>
          <table:table-cell table:style-name="ce252"/>
          <table:table-cell table:style-name="ce499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AlphaGold_Test4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40"/>
          <table:table-cell table:style-name="ce177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table:style-name="ce234" table:content-validation-name="val1"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2" table:style-name="ce436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42"/>
          <table:table-cell table:style-name="ce368" table:content-validation-name="val4" office:value-type="string" calcext:value-type="string">
            <text:p>phaseClock</text:p>
          </table:table-cell>
          <table:table-cell table:style-name="ce388" table:content-validation-name="val5" office:value-type="string" calcext:value-type="string">
            <text:p>greater</text:p>
          </table:table-cell>
          <table:table-cell table:style-name="ce394" table:content-validation-name="val5" office:value-type="float" office:value="5" calcext:value-type="float">
            <text:p>5</text:p>
          </table:table-cell>
          <table:table-cell table:style-name="ce563" table:content-validation-name="val6" office:value-type="string" calcext:value-type="string">
            <text:p>V_AlphaGold_Test1</text:p>
          </table:table-cell>
          <table:table-cell table:style-name="ce547" table:content-validation-name="val4" office:value-type="float" office:value="0" calcext:value-type="float">
            <text:p>0</text:p>
          </table:table-cell>
          <table:table-cell table:style-name="ce568" table:content-validation-name="val5"/>
          <table:table-cell table:style-name="ce321"/>
          <table:table-cell table:style-name="ce572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ce4" table:content-validation-name="val1"/>
          <table:table-cell/>
          <table:table-cell table:content-validation-name="val2"/>
          <table:table-cell table:number-columns-repeated="3"/>
          <table:table-cell table:style-name="ce4" table:number-columns-repeated="993"/>
          <table:table-cell table:number-columns-repeated="5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5"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21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6" table:content-validation-name="val3" office:value-type="string" calcext:value-type="string">
            <text:p>immune</text:p>
          </table:table-cell>
          <table:table-cell table:style-name="ce222" table:content-validation-name="val3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7" table:content-validation-name="val3" office:value-type="string" calcext:value-type="string">
            <text:p>immune</text:p>
          </table:table-cell>
          <table:table-cell table:number-columns-repeated="2" table:style-name="ce1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8" table:content-validation-name="val3" office:value-type="string" calcext:value-type="string">
            <text:p>immune</text:p>
          </table:table-cell>
          <table:table-cell table:style-name="ce157" table:content-validation-name="val3" office:value-type="float" office:value="0" calcext:value-type="float">
            <text:p>0</text:p>
          </table:table-cell>
          <table:table-cell table:style-name="ce22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9" table:content-validation-name="val3" office:value-type="string" calcext:value-type="string">
            <text:p>immune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0" table:content-validation-name="val3" office:value-type="string" calcext:value-type="string">
            <text:p>immune</text:p>
          </table:table-cell>
          <table:table-cell table:number-columns-repeated="2" table:style-name="ce16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3" office:value-type="string" calcext:value-type="string">
            <text:p>immune</text:p>
          </table:table-cell>
          <table:table-cell table:style-name="ce161" table:content-validation-name="val3" office:value-type="float" office:value="0" calcext:value-type="float">
            <text:p>0</text:p>
          </table:table-cell>
          <table:table-cell table:style-name="ce22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62" table:content-validation-name="val3" office:value-type="string" calcext:value-type="string">
            <text:p>immune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135" table:content-validation-name="val3" office:value-type="string" calcext:value-type="string">
            <text:p>immune</text:p>
          </table:table-cell>
          <table:table-cell table:number-columns-repeated="2" table:style-name="ce147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ghost</text:p>
          </table:table-cell>
          <table:table-cell table:style-name="ce291" table:content-validation-name="val3" office:value-type="string" calcext:value-type="string">
            <text:p>face_target</text:p>
          </table:table-cell>
          <table:table-cell table:style-name="ce178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3" office:value-type="string" calcext:value-type="string">
            <text:p>ghost</text:p>
          </table:table-cell>
          <table:table-cell table:style-name="ce206" table:content-validation-name="val3" office:value-type="string" calcext:value-type="string">
            <text:p>reset_facing</text:p>
          </table:table-cell>
          <table:table-cell table:style-name="ce23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3" office:value-type="string" calcext:value-type="string">
            <text:p>ghost</text:p>
          </table:table-cell>
          <table:table-cell table:style-name="ce190" table:content-validation-name="val3" office:value-type="float" office:value="0" calcext:value-type="float">
            <text:p>0</text:p>
          </table:table-cell>
          <table:table-cell table:style-name="ce23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3" office:value-type="float" office:value="0" calcext:value-type="float">
            <text:p>0</text:p>
          </table:table-cell>
          <table:table-cell table:style-name="ce24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3" office:value-type="string" calcext:value-type="string">
            <text:p>ghost</text:p>
          </table:table-cell>
          <table:table-cell table:style-name="ce241" table:content-validation-name="val3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3" office:value-type="float" office:value="0" calcext:value-type="float">
            <text:p>0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3" office:value-type="string" calcext:value-type="string">
            <text:p>ghost</text:p>
          </table:table-cell>
          <table:table-cell table:style-name="ce235" table:content-validation-name="val3" office:value-type="string" calcext:value-type="string">
            <text:p>reset_fac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4" table:content-validation-name="val3" office:value-type="string" calcext:value-type="string">
            <text:p>ghost</text:p>
          </table:table-cell>
          <table:table-cell table:style-name="ce244" table:content-validation-name="val3" office:value-type="float" office:value="0" calcext:value-type="float">
            <text:p>0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5" table:content-validation-name="val3" office:value-type="string" calcext:value-type="string">
            <text:p>ghost</text:p>
          </table:table-cell>
          <table:table-cell table:style-name="ce245" table:content-validation-name="val3" office:value-type="float" office:value="0" calcext:value-type="float">
            <text:p>0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3" office:value-type="float" office:value="0" calcext:value-type="float">
            <text:p>0</text:p>
          </table:table-cell>
          <table:table-cell table:style-name="ce246" table:content-validation-name="val3" office:value-type="string" calcext:value-type="string">
            <text:p>face_target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3" office:value-type="float" office:value="0" calcext:value-type="float">
            <text:p>0</text:p>
          </table:table-cell>
          <table:table-cell table:style-name="ce42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3" office:value-type="string" calcext:value-type="string">
            <text:p>ghost</text:p>
          </table:table-cell>
          <table:table-cell table:style-name="ce373" table:content-validation-name="val3" office:value-type="string" calcext:value-type="string">
            <text:p>reset_facing</text:p>
          </table:table-cell>
          <table:table-cell table:style-name="ce35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3" office:value-type="string" calcext:value-type="string">
            <text:p>ghost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5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3" office:value-type="float" office:value="0" calcext:value-type="float">
            <text:p>0</text:p>
          </table:table-cell>
          <table:table-cell table:style-name="ce35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3" office:value-type="string" calcext:value-type="string">
            <text:p>ghost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5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3" office:value-type="float" office:value="0" calcext:value-type="float">
            <text:p>0</text:p>
          </table:table-cell>
          <table:table-cell table:style-name="ce354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3" office:value-type="string" calcext:value-type="string">
            <text:p>ghost</text:p>
          </table:table-cell>
          <table:table-cell table:style-name="ce327" table:content-validation-name="val3" office:value-type="string" calcext:value-type="string">
            <text:p>reset_facing</text:p>
          </table:table-cell>
          <table:table-cell table:style-name="ce35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3" office:value-type="string" calcext:value-type="string">
            <text:p>ghost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3" office:value-type="string" calcext:value-type="string">
            <text:p>ghost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57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11" table:content-validation-name="val3" office:value-type="string" calcext:value-type="string">
            <text:p>face_target</text:p>
          </table:table-cell>
          <table:table-cell table:style-name="ce35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3" office:value-type="float" office:value="0" calcext:value-type="float">
            <text:p>0</text:p>
          </table:table-cell>
          <table:table-cell table:style-name="ce43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3" office:value-type="string" calcext:value-type="string">
            <text:p>ghost</text:p>
          </table:table-cell>
          <table:table-cell table:style-name="ce295" table:content-validation-name="val3" office:value-type="string" calcext:value-type="string">
            <text:p>face_target</text:p>
          </table:table-cell>
          <table:table-cell table:style-name="ce43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3" office:value-type="string" calcext:value-type="string">
            <text:p>ghost</text:p>
          </table:table-cell>
          <table:table-cell table:style-name="ce296" table:content-validation-name="val3" office:value-type="string" calcext:value-type="string">
            <text:p>face_target</text:p>
          </table:table-cell>
          <table:table-cell table:style-name="ce433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3" office:value-type="string" calcext:value-type="string">
            <text:p>face_target</text:p>
          </table:table-cell>
          <table:table-cell table:style-name="ce465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3" office:value-type="string" calcext:value-type="string">
            <text:p>face_target</text:p>
          </table:table-cell>
          <table:table-cell table:style-name="ce411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3" office:value-type="string" calcext:value-type="string">
            <text:p>face_target</text:p>
          </table:table-cell>
          <table:table-cell table:style-name="ce41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25" table:content-validation-name="val4" office:value-type="string" calcext:value-type="string">
            <text:p>life</text:p>
          </table:table-cell>
          <table:table-cell table:style-name="ce447" table:content-validation-name="val5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36" table:content-validation-name="val3" office:value-type="string" calcext:value-type="string">
            <text:p>kill_bullets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30"/>
          <table:table-cell table:style-name="ce441" table:content-validation-name="val4" office:value-type="float" office:value="0" calcext:value-type="float">
            <text:p>0</text:p>
          </table:table-cell>
          <table:table-cell table:style-name="ce448" table:content-validation-name="val5"/>
          <table:table-cell table:style-name="ce456"/>
          <table:table-cell table:style-name="ce463" table:content-validation-name="val6"/>
          <table:table-cell table:style-name="ce441" table:content-validation-name="val4" office:value-type="float" office:value="0" calcext:value-type="float">
            <text:p>0</text:p>
          </table:table-cell>
          <table:table-cell table:style-name="ce448" table:content-validation-name="val5"/>
          <table:table-cell table:style-name="ce456"/>
          <table:table-cell table:style-name="ce489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1">
          <table:table-cell table:style-name="ce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V_Alpha2_StrafeRandom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Alph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Sigma1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6" office:value-type="string" calcext:value-type="string">
            <text:p>V_Sig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ield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1_Berserk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2_Routine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Back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Delta1_Exit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6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6" office:value-type="string" calcext:value-type="string">
            <text:p>V_Del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Gam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6" office:value-type="string" calcext:value-type="string">
            <text:p>V_Gam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2">
          <table:table-cell table:style-name="ce12"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style-name="ce36" table:content-validation-name="val5"/>
          <table:table-cell table:style-name="ce37" table:content-validation-name="val5"/>
          <table:table-cell table:content-validation-name="val6" office:value-type="string" calcext:value-type="string">
            <text:p>V_Alph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6" office:value-type="string" calcext:value-type="string">
            <text:p>V_Alph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6" office:value-type="string" calcext:value-type="string">
            <text:p>V_Bet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6" office:value-type="string" calcext:value-type="string">
            <text:p>V_Bet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BetaGold_Intro_Move2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6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BetaGold_Intro_Las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6" office:value-type="string" calcext:value-type="string">
            <text:p>V_Bet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3</text:p>
          </table:table-cell>
          <table:table-cell table:number-columns-repeated="982"/>
        </table:table-row>
        <table:table-row table:style-name="ro2">
          <table:table-cell table:style-name="ce12"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1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2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3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4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5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4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3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1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Phase1_Star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6" office:value-type="string" calcext:value-type="string">
            <text:p>V_BetaGold_Phase1_End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Gold_Phase2_Paus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kill_bullets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calcext:conditional-formats>
          <calcext:conditional-format calcext:target-range-address="Feuille1.Q52:Feuille1.Q56 Feuille1.T52:Feuille1.T56 Feuille1.Q64:Feuille1.Q68 Feuille1.T64:Feuille1.T68 Feuille1.Q70:Feuille1.Q70 Feuille1.T70:Feuille1.T70 Feuille1.Q72:Feuille1.Q73 Feuille1.T72:Feuille1.T73 Feuille1.Q76:Feuille1.Q76 Feuille1.T76:Feuille1.T76 Feuille1.Q78:Feuille1.Q79 Feuille1.T78:Feuille1.T79 Feuille1.Q82:Feuille1.Q82 Feuille1.T82:Feuille1.T82 Feuille1.Q85:Feuille1.Q91 Feuille1.T85:Feuille1.T91 Feuille1.Q93:Feuille1.Q102 Feuille1.T93:Feuille1.T102 Feuille1.Q104:Feuille1.Q157 Feuille1.T104:Feuille1.T157">
            <calcext:condition calcext:apply-style-name="Cellule grisée" calcext:value="formula-is([.P52]=0)" calcext:base-cell-address="Feuille1.Q52"/>
            <calcext:condition calcext:apply-style-name="Cellule invalide" calcext:value="formula-is(AND([.P52]&lt;&gt;0;#REF!=&quot;&quot;))" calcext:base-cell-address="Feuille1.Q52"/>
          </calcext:conditional-format>
          <calcext:conditional-format calcext:target-range-address="Feuille1.U52:Feuille1.U91 Feuille1.U93:Feuille1.U102 Feuille1.U155:Feuille1.U157 Feuille1.AA52:Feuille1.AA91 Feuille1.AE52:Feuille1.AE91 Feuille1.AE93:Feuille1.AE96 Feuille1.AE98:Feuille1.AE102 Feuille1.AA93:Feuille1.AC102 Feuille1.AE104:Feuille1.AE157 Feuille1.AB2:Feuille1.AD6 Feuille1.AB23:Feuille1.AC24 Feuille1.AB52:Feuille1.AC64 Feuille1.AC65:Feuille1.AC68 Feuille1.AB72:Feuille1.AC91 Feuille1.AB65:Feuille1.AB69 Feuille1.AB70:Feuille1.AC70 Feuille1.AB71:Feuille1.AB71 Feuille1.AL52:Feuille1.AL91 Feuille1.AH52:Feuille1.AH91 Feuille1.AL93:Feuille1.AL102 Feuille1.AH97:Feuille1.AH102 Feuille1.AH104:Feuille1.AH157 Feuille1.AL104:Feuille1.AL157 Feuille1.AH93:Feuille1.AH95 Feuille1.C56:Feuille1.C63 Feuille1.F57:Feuille1.F63 Feuille1.I57:Feuille1.I62 Feuille1.L57:Feuille1.L62 Feuille1.AC13:Feuille1.AC13 Feuille1.AA104:Feuille1.AC157 Feuille1.U104:Feuille1.U147">
            <calcext:condition calcext:apply-style-name="Cellule invalide" calcext:value="=&quot;&quot;" calcext:base-cell-address="Feuille1.C2"/>
          </calcext:conditional-format>
          <calcext:conditional-format calcext:target-range-address="Feuille1.AI104:Feuille1.AI157 Feuille1.AI52:Feuille1.AI91 Feuille1.AM52:Feuille1.AM91 Feuille1.AM93:Feuille1.AM102 Feuille1.AI94:Feuille1.AI102 Feuille1.AM104:Feuille1.AM157">
            <calcext:condition calcext:apply-style-name="Cellule grisée" calcext:value="formula-is([.AH52]=0)" calcext:base-cell-address="Feuille1.AI52"/>
            <calcext:condition calcext:apply-style-name="Cellule invalide" calcext:value="formula-is(AND([.AH52]&lt;&gt;0;[.AI52]=&quot;&quot;))" calcext:base-cell-address="Feuille1.AI52"/>
          </calcext:conditional-format>
          <calcext:conditional-format calcext:target-range-address="Feuille1.AN52:Feuille1.AN91 Feuille1.AJ52:Feuille1.AJ91 Feuille1.AJ94:Feuille1.AJ102 Feuille1.AN93:Feuille1.AN102 Feuille1.AJ104:Feuille1.AJ157 Feuille1.AN104:Feuille1.AN157">
            <calcext:condition calcext:apply-style-name="Cellule grisée" calcext:value="formula-is([.AF52]=0)" calcext:base-cell-address="Feuille1.AJ52"/>
            <calcext:condition calcext:apply-style-name="Cellule invalide" calcext:value="formula-is(AND([.AF52]&lt;&gt;0;[.AJ52]=&quot;&quot;))" calcext:base-cell-address="Feuille1.AJ52"/>
          </calcext:conditional-format>
          <calcext:conditional-format calcext:target-range-address="Feuille1.AK93:Feuille1.AK102 Feuille1.AK52:Feuille1.AK91 Feuille1.AO52:Feuille1.AO91 Feuille1.AO93:Feuille1.AO102 Feuille1.AK104:Feuille1.AK157 Feuille1.AO104:Feuille1.AO157">
            <calcext:condition calcext:apply-style-name="Cellule grisée" calcext:value="formula-is([.AH52]=0)" calcext:base-cell-address="Feuille1.AK52"/>
            <calcext:condition calcext:apply-style-name="Cellule invalide" calcext:value="formula-is(AND([.AH52]&lt;&gt;0;[.AK52]=&quot;&quot;))" calcext:base-cell-address="Feuille1.AK52"/>
          </calcext:conditional-format>
          <calcext:conditional-format calcext:target-range-address="Feuille1.AG52:Feuille1.AG91 Feuille1.AG93:Feuille1.AG102 Feuille1.AG104:Feuille1.AG157">
            <calcext:condition calcext:apply-style-name="Cellule grisée" calcext:value="formula-is([.AF52]=0)" calcext:base-cell-address="Feuille1.AG52"/>
            <calcext:condition calcext:apply-style-name="Cellule invalide" calcext:value="formula-is(AND([.AF52]&lt;&gt;0;[.AG52]=&quot;&quot;))" calcext:base-cell-address="Feuille1.AG52"/>
          </calcext:conditional-format>
          <calcext:conditional-format calcext:target-range-address="Feuille1.AI93:Feuille1.AI93">
            <calcext:condition calcext:apply-style-name="Cellule grisée" calcext:value="formula-is(OR([.AH93]=0;[.AH93]=&quot;wakeUp&quot;))" calcext:base-cell-address="Feuille1.AI93"/>
            <calcext:condition calcext:apply-style-name="Cellule invalide" calcext:value="formula-is(AND([.AH93]&lt;&gt;0;[.AI93]=&quot;&quot;))" calcext:base-cell-address="Feuille1.AI93"/>
          </calcext:conditional-format>
          <calcext:conditional-format calcext:target-range-address="Feuille1.AJ93:Feuille1.AJ93">
            <calcext:condition calcext:apply-style-name="Cellule grisée" calcext:value="formula-is(OR([.AI93]=0;[.AI93]=&quot;wakeUp&quot;))" calcext:base-cell-address="Feuille1.AJ93"/>
            <calcext:condition calcext:apply-style-name="Cellule invalide" calcext:value="formula-is(AND([.AI93]&lt;&gt;0;[.AJ93]=&quot;&quot;))" calcext:base-cell-address="Feuille1.AJ93"/>
          </calcext:conditional-format>
          <calcext:conditional-format calcext:target-range-address="Feuille1.C2:Feuille1.C6 Feuille1.I52:Feuille1.I56 Feuille1.L52:Feuille1.L56 Feuille1.AF52:Feuille1.AF91 Feuille1.C52:Feuille1.C55 Feuille1.F52:Feuille1.F56 Feuille1.R69:Feuille1.R69 Feuille1.R71:Feuille1.R71 Feuille1.R77:Feuille1.R77 Feuille1.O80:Feuille1.O81 Feuille1.R80:Feuille1.R81 Feuille1.C64:Feuille1.C91 Feuille1.F64:Feuille1.F91 Feuille1.I64:Feuille1.I91 Feuille1.L64:Feuille1.L91 Feuille1.F93:Feuille1.F102 Feuille1.I93:Feuille1.I102 Feuille1.L93:Feuille1.L102 Feuille1.AF93:Feuille1.AF102 Feuille1.C93:Feuille1.C102 Feuille1.I104:Feuille1.I157 Feuille1.L104:Feuille1.L157 Feuille1.AF104:Feuille1.AF157 Feuille1.C104:Feuille1.C157 Feuille1.F104:Feuille1.F157 Feuille1.O77:Feuille1.O77 Feuille1.O83:Feuille1.O84 Feuille1.R83:Feuille1.R84 Feuille1.C19:Feuille1.C19 Feuille1.C16:Feuille1.C16 Feuille1.C13:Feuille1.C13 Feuille1.C23:Feuille1.C23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7:Feuille1.Q63 Feuille1.T57:Feuille1.T63 Feuille1.Q69:Feuille1.Q69 Feuille1.Q71:Feuille1.Q71 Feuille1.Q74:Feuille1.Q75 Feuille1.T74:Feuille1.T75">
            <calcext:condition calcext:apply-style-name="Cellule grisée" calcext:value="formula-is([.P57]=0)" calcext:base-cell-address="Feuille1.Q57"/>
            <calcext:condition calcext:apply-style-name="Cellule invalide" calcext:value="formula-is(AND([.P57]&lt;&gt;0;#REF!=&quot;&quot;))" calcext:base-cell-address="Feuille1.Q57"/>
          </calcext:conditional-format>
          <calcext:conditional-format calcext:target-range-address="Feuille1.D52:Feuille1.D52 Feuille1.G53:Feuille1.G55 Feuille1.D54:Feuille1.D91 Feuille1.G56:Feuille1.H61 Feuille1.J52:Feuille1.K61 Feuille1.M52:Feuille1.N61 Feuille1.G62:Feuille1.G73 Feuille1.J62:Feuille1.J63 Feuille1.M62:Feuille1.M63 Feuille1.J69:Feuille1.J69 Feuille1.M69:Feuille1.M69 Feuille1.J71:Feuille1.J71 Feuille1.M71:Feuille1.M71 Feuille1.G74:Feuille1.H75 Feuille1.M72:Feuille1.N76 Feuille1.G76:Feuille1.G84 Feuille1.J77:Feuille1.J77 Feuille1.M77:Feuille1.M77 Feuille1.P77:Feuille1.P77 Feuille1.J80:Feuille1.J81 Feuille1.M80:Feuille1.M81 Feuille1.P80:Feuille1.P81 Feuille1.S80:Feuille1.S81 Feuille1.J83:Feuille1.J84 Feuille1.M83:Feuille1.M84 Feuille1.P83:Feuille1.P84 Feuille1.S83:Feuille1.S84 Feuille1.G86:Feuille1.G88 Feuille1.G89:Feuille1.H91 Feuille1.D93:Feuille1.D102 Feuille1.G102:Feuille1.G102 Feuille1.G110:Feuille1.G144 Feuille1.D104:Feuille1.D157 Feuille1.G153:Feuille1.G153 Feuille1.G155:Feuille1.G157 Feuille1.G52:Feuille1.H52 Feuille1.P52:Feuille1.P61 Feuille1.S52:Feuille1.S61 Feuille1.J64:Feuille1.K68 Feuille1.M64:Feuille1.N68 Feuille1.P64:Feuille1.P68 Feuille1.S64:Feuille1.S68 Feuille1.S69:Feuille1.S69 Feuille1.J70:Feuille1.K70 Feuille1.M70:Feuille1.N70 Feuille1.P70:Feuille1.P70 Feuille1.S70:Feuille1.S70 Feuille1.S71:Feuille1.S71 Feuille1.J72:Feuille1.J76 Feuille1.P72:Feuille1.P76 Feuille1.S72:Feuille1.S76 Feuille1.S77:Feuille1.S77 Feuille1.J78:Feuille1.K79 Feuille1.M78:Feuille1.N79 Feuille1.P78:Feuille1.P79 Feuille1.S78:Feuille1.S79 Feuille1.J82:Feuille1.K82 Feuille1.M82:Feuille1.N82 Feuille1.P82:Feuille1.P82 Feuille1.S82:Feuille1.S82 Feuille1.G85:Feuille1.H85 Feuille1.J85:Feuille1.K91 Feuille1.M85:Feuille1.N91 Feuille1.P85:Feuille1.P91 Feuille1.S85:Feuille1.S91 Feuille1.G93:Feuille1.H101 Feuille1.J93:Feuille1.K102 Feuille1.M93:Feuille1.N102 Feuille1.P93:Feuille1.P102 Feuille1.S93:Feuille1.S102 Feuille1.G104:Feuille1.H109 Feuille1.J104:Feuille1.K157 Feuille1.M104:Feuille1.N157 Feuille1.P104:Feuille1.P157 Feuille1.S104:Feuille1.S157 Feuille1.G145:Feuille1.H152 Feuille1.G154:Feuille1.H154 Feuille1.K72:Feuille1.K73 Feuille1.K75:Feuille1.K76">
            <calcext:condition calcext:apply-style-name="Cellule grisée" calcext:value="formula-is([.C52]=0)" calcext:base-cell-address="Feuille1.D52"/>
          </calcext:conditional-format>
          <calcext:conditional-format calcext:target-range-address="Feuille1.D53:Feuille1.D53">
            <calcext:condition calcext:apply-style-name="Cellule grisée" calcext:value="formula-is([.C53]=0)" calcext:base-cell-address="Feuille1.D53"/>
          </calcext:conditional-format>
          <calcext:conditional-format calcext:target-range-address="Feuille1.E52:Feuille1.E73 Feuille1.Q77:Feuille1.Q77 Feuille1.E76:Feuille1.E91 Feuille1.H80:Feuille1.H81 Feuille1.K80:Feuille1.K81 Feuille1.E93:Feuille1.E102 Feuille1.H110:Feuille1.H144 Feuille1.E104:Feuille1.E157 Feuille1.H153:Feuille1.H153 Feuille1.H62:Feuille1.H63 Feuille1.K62:Feuille1.K63 Feuille1.N62:Feuille1.N63 Feuille1.P62:Feuille1.P63 Feuille1.S62:Feuille1.S63 Feuille1.T69:Feuille1.T69 Feuille1.T71:Feuille1.T71 Feuille1.H77:Feuille1.H77 Feuille1.K77:Feuille1.K77 Feuille1.N77:Feuille1.N77 Feuille1.T77:Feuille1.T77 Feuille1.N80:Feuille1.N81 Feuille1.Q80:Feuille1.Q81 Feuille1.T80:Feuille1.T81 Feuille1.H83:Feuille1.H84 Feuille1.K83:Feuille1.K84 Feuille1.N83:Feuille1.N84 Feuille1.Q83:Feuille1.Q84 Feuille1.T83:Feuille1.T84 Feuille1.H155:Feuille1.H155">
            <calcext:condition calcext:apply-style-name="Cellule grisée" calcext:value="formula-is([.C52]=0)" calcext:base-cell-address="Feuille1.E52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C21:Feuille1.AD21">
            <calcext:condition calcext:apply-style-name="Cellule invalide" calcext:value="=&quot;&quot;" calcext:base-cell-address="Feuille1.AC21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8:Feuille1.AD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15:Feuille1.AD15">
            <calcext:condition calcext:apply-style-name="Cellule invalide" calcext:value="=&quot;&quot;" calcext:base-cell-address="Feuille1.AC15"/>
          </calcext:conditional-format>
          <calcext:conditional-format calcext:target-range-address="Feuille1.AD23:Feuille1.AD24">
            <calcext:condition calcext:apply-style-name="Cellule invalide" calcext:value="=&quot;&quot;" calcext:base-cell-address="Feuille1.AD23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52:Feuille1.AD68">
            <calcext:condition calcext:apply-style-name="Cellule invalide" calcext:value="=&quot;&quot;" calcext:base-cell-address="Feuille1.AD5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L63:Feuille1.L63">
            <calcext:condition calcext:apply-style-name="Cellule invalide" calcext:value="=&quot;&quot;" calcext:base-cell-address="Feuille1.L63"/>
          </calcext:conditional-format>
          <calcext:conditional-format calcext:target-range-address="Feuille1.D22:Feuille1.D22">
            <calcext:condition calcext:apply-style-name="Cellule grisée" calcext:value="formula-is([.C22]=0)" calcext:base-cell-address="Feuille1.D22"/>
          </calcext:conditional-format>
          <calcext:conditional-format calcext:target-range-address="Feuille1.E22:Feuille1.E22">
            <calcext:condition calcext:apply-style-name="Cellule grisée" calcext:value="formula-is([.C22]=0)" calcext:base-cell-address="Feuille1.E22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AB25:Feuille1.AC25">
            <calcext:condition calcext:apply-style-name="Cellule invalide" calcext:value="=&quot;&quot;" calcext:base-cell-address="Feuille1.AB25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B26:Feuille1.AC26">
            <calcext:condition calcext:apply-style-name="Cellule invalide" calcext:value="=&quot;&quot;" calcext:base-cell-address="Feuille1.AB26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B27:Feuille1.AC27">
            <calcext:condition calcext:apply-style-name="Cellule invalide" calcext:value="=&quot;&quot;" calcext:base-cell-address="Feuille1.AB27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B28:Feuille1.AC28">
            <calcext:condition calcext:apply-style-name="Cellule invalide" calcext:value="=&quot;&quot;" calcext:base-cell-address="Feuille1.AB28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B29:Feuille1.AC29">
            <calcext:condition calcext:apply-style-name="Cellule invalide" calcext:value="=&quot;&quot;" calcext:base-cell-address="Feuille1.AB29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B31:Feuille1.AC31">
            <calcext:condition calcext:apply-style-name="Cellule invalide" calcext:value="=&quot;&quot;" calcext:base-cell-address="Feuille1.AB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B32:Feuille1.AC32">
            <calcext:condition calcext:apply-style-name="Cellule invalide" calcext:value="=&quot;&quot;" calcext:base-cell-address="Feuille1.AB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B33:Feuille1.AC33">
            <calcext:condition calcext:apply-style-name="Cellule invalide" calcext:value="=&quot;&quot;" calcext:base-cell-address="Feuille1.AB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C35:Feuille1.C35">
            <calcext:condition calcext:apply-style-name="Cellule invalide" calcext:value="formula-is([.C35]=&quot;&quot;)" calcext:base-cell-address="Feuille1.C35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B36:Feuille1.AC36">
            <calcext:condition calcext:apply-style-name="Cellule invalide" calcext:value="=&quot;&quot;" calcext:base-cell-address="Feuille1.AB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B37:Feuille1.AC37">
            <calcext:condition calcext:apply-style-name="Cellule invalide" calcext:value="=&quot;&quot;" calcext:base-cell-address="Feuille1.AB37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B38:Feuille1.AC38">
            <calcext:condition calcext:apply-style-name="Cellule invalide" calcext:value="=&quot;&quot;" calcext:base-cell-address="Feuille1.AB38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B39:Feuille1.AC39">
            <calcext:condition calcext:apply-style-name="Cellule invalide" calcext:value="=&quot;&quot;" calcext:base-cell-address="Feuille1.AB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0:Feuille1.AB40">
            <calcext:condition calcext:apply-style-name="Cellule invalide" calcext:value="=&quot;&quot;" calcext:base-cell-address="Feuille1.AB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D40:Feuille1.AD40">
            <calcext:condition calcext:apply-style-name="Cellule invalide" calcext:value="=&quot;&quot;" calcext:base-cell-address="Feuille1.AD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AB41:Feuille1.AC41">
            <calcext:condition calcext:apply-style-name="Cellule invalide" calcext:value="=&quot;&quot;" calcext:base-cell-address="Feuille1.AB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B42:Feuille1.AC42">
            <calcext:condition calcext:apply-style-name="Cellule invalide" calcext:value="=&quot;&quot;" calcext:base-cell-address="Feuille1.AB42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B43:Feuille1.AC43">
            <calcext:condition calcext:apply-style-name="Cellule invalide" calcext:value="=&quot;&quot;" calcext:base-cell-address="Feuille1.AB43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B34:Feuille1.AC34">
            <calcext:condition calcext:apply-style-name="Cellule invalide" calcext:value="=&quot;&quot;" calcext:base-cell-address="Feuille1.AB34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B44:Feuille1.AC44">
            <calcext:condition calcext:apply-style-name="Cellule invalide" calcext:value="=&quot;&quot;" calcext:base-cell-address="Feuille1.AB44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D45:Feuille1.D45">
            <calcext:condition calcext:apply-style-name="Cellule grisée" calcext:value="formula-is([.C45]=0)" calcext:base-cell-address="Feuille1.D45"/>
          </calcext:conditional-format>
          <calcext:conditional-format calcext:target-range-address="Feuille1.E45:Feuille1.E45">
            <calcext:condition calcext:apply-style-name="Cellule grisée" calcext:value="formula-is([.C45]=0)" calcext:base-cell-address="Feuille1.E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D47:Feuille1.D47">
            <calcext:condition calcext:apply-style-name="Cellule grisée" calcext:value="formula-is([.C47]=0)" calcext:base-cell-address="Feuille1.D47"/>
          </calcext:conditional-format>
          <calcext:conditional-format calcext:target-range-address="Feuille1.E47:Feuille1.E47">
            <calcext:condition calcext:apply-style-name="Cellule grisée" calcext:value="formula-is([.C47]=0)" calcext:base-cell-address="Feuille1.E47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D46:Feuille1.D46">
            <calcext:condition calcext:apply-style-name="Cellule grisée" calcext:value="formula-is([.C46]=0)" calcext:base-cell-address="Feuille1.D46"/>
          </calcext:conditional-format>
          <calcext:conditional-format calcext:target-range-address="Feuille1.E46:Feuille1.E46">
            <calcext:condition calcext:apply-style-name="Cellule grisée" calcext:value="formula-is([.C46]=0)" calcext:base-cell-address="Feuille1.E46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F28:Feuille1.F28">
            <calcext:condition calcext:apply-style-name="Cellule invalide" calcext:value="formula-is([.F28]=&quot;&quot;)" calcext:base-cell-address="Feuille1.F28"/>
          </calcext:conditional-format>
          <calcext:conditional-format calcext:target-range-address="Feuille1.I28:Feuille1.I28">
            <calcext:condition calcext:apply-style-name="Cellule invalide" calcext:value="formula-is([.I28]=&quot;&quot;)" calcext:base-cell-address="Feuille1.I28"/>
          </calcext:conditional-format>
          <calcext:conditional-format calcext:target-range-address="Feuille1.L28:Feuille1.L28">
            <calcext:condition calcext:apply-style-name="Cellule invalide" calcext:value="formula-is([.L28]=&quot;&quot;)" calcext:base-cell-address="Feuille1.L28"/>
          </calcext:conditional-format>
          <calcext:conditional-format calcext:target-range-address="Feuille1.O28:Feuille1.O28">
            <calcext:condition calcext:apply-style-name="Cellule invalide" calcext:value="formula-is([.O28]=&quot;&quot;)" calcext:base-cell-address="Feuille1.O28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R47:Feuille1.R47">
            <calcext:condition calcext:apply-style-name="Cellule invalide" calcext:value="=&quot;&quot;" calcext:base-cell-address="Feuille1.R47"/>
          </calcext:conditional-format>
          <calcext:conditional-format calcext:target-range-address="Feuille1.F47:Feuille1.F47">
            <calcext:condition calcext:apply-style-name="Cellule invalide" calcext:value="=&quot;&quot;" calcext:base-cell-address="Feuille1.F47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D49:Feuille1.D49">
            <calcext:condition calcext:apply-style-name="Cellule grisée" calcext:value="formula-is([.C49]=0)" calcext:base-cell-address="Feuille1.D49"/>
          </calcext:conditional-format>
          <calcext:conditional-format calcext:target-range-address="Feuille1.E49:Feuille1.E49">
            <calcext:condition calcext:apply-style-name="Cellule grisée" calcext:value="formula-is([.C49]=0)" calcext:base-cell-address="Feuille1.E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L49:Feuille1.L49">
            <calcext:condition calcext:apply-style-name="Cellule invalide" calcext:value="=&quot;&quot;" calcext:base-cell-address="Feuille1.L49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R49:Feuille1.R49">
            <calcext:condition calcext:apply-style-name="Cellule invalide" calcext:value="=&quot;&quot;" calcext:base-cell-address="Feuille1.R49"/>
          </calcext:conditional-format>
          <calcext:conditional-format calcext:target-range-address="Feuille1.F49:Feuille1.F49">
            <calcext:condition calcext:apply-style-name="Cellule invalide" calcext:value="=&quot;&quot;" calcext:base-cell-address="Feuille1.F49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8:Feuille1.E48">
            <calcext:condition calcext:apply-style-name="Cellule grisée" calcext:value="formula-is([.C48]=0)" calcext:base-cell-address="Feuille1.E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R48:Feuille1.R48">
            <calcext:condition calcext:apply-style-name="Cellule invalide" calcext:value="=&quot;&quot;" calcext:base-cell-address="Feuille1.R48"/>
          </calcext:conditional-format>
          <calcext:conditional-format calcext:target-range-address="Feuille1.F48:Feuille1.F48">
            <calcext:condition calcext:apply-style-name="Cellule invalide" calcext:value="=&quot;&quot;" calcext:base-cell-address="Feuille1.F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K74:Feuille1.K74">
            <calcext:condition calcext:apply-style-name="Cellule grisée" calcext:value="formula-is([.J74]=0)" calcext:base-cell-address="Feuille1.K74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Q8:Feuille1.Q8 Feuille1.T8:Feuille1.T8">
            <calcext:condition calcext:apply-style-name="Cellule grisée" calcext:value="formula-is([.P8]=0)" calcext:base-cell-address="Feuille1.Q8"/>
            <calcext:condition calcext:apply-style-name="Cellule invalide" calcext:value="formula-is(AND([.P8]&lt;&gt;0;#REF!=&quot;&quot;))" calcext:base-cell-address="Feuille1.Q8"/>
          </calcext:conditional-format>
          <calcext:conditional-format calcext:target-range-address="Feuille1.U8:Feuille1.U8 Feuille1.AE8:Feuille1.AE8 Feuille1.AA8:Feuille1.AC8 Feuille1.AL8:Feuille1.AL8 Feuille1.AH8:Feuille1.AH8">
            <calcext:condition calcext:apply-style-name="Cellule invalide" calcext:value="=&quot;&quot;" calcext:base-cell-address="Feuille1.U8"/>
          </calcext:conditional-format>
          <calcext:conditional-format calcext:target-range-address="Feuille1.AM8:Feuille1.AM8">
            <calcext:condition calcext:apply-style-name="Cellule grisée" calcext:value="formula-is([.AL8]=0)" calcext:base-cell-address="Feuille1.AM8"/>
            <calcext:condition calcext:apply-style-name="Cellule invalide" calcext:value="formula-is(AND([.AL8]&lt;&gt;0;[.AM8]=&quot;&quot;))" calcext:base-cell-address="Feuille1.AM8"/>
          </calcext:conditional-format>
          <calcext:conditional-format calcext:target-range-address="Feuille1.AN8:Feuille1.AN8">
            <calcext:condition calcext:apply-style-name="Cellule grisée" calcext:value="formula-is([.AJ8]=0)" calcext:base-cell-address="Feuille1.AN8"/>
            <calcext:condition calcext:apply-style-name="Cellule invalide" calcext:value="formula-is(AND([.AJ8]&lt;&gt;0;[.AN8]=&quot;&quot;))" calcext:base-cell-address="Feuille1.AN8"/>
          </calcext:conditional-format>
          <calcext:conditional-format calcext:target-range-address="Feuille1.AK8:Feuille1.AK8 Feuille1.AO8:Feuille1.AO8">
            <calcext:condition calcext:apply-style-name="Cellule grisée" calcext:value="formula-is([.AH8]=0)" calcext:base-cell-address="Feuille1.AK8"/>
            <calcext:condition calcext:apply-style-name="Cellule invalide" calcext:value="formula-is(AND([.AH8]&lt;&gt;0;[.AK8]=&quot;&quot;))" calcext:base-cell-address="Feuille1.AK8"/>
          </calcext:conditional-format>
          <calcext:conditional-format calcext:target-range-address="Feuille1.AG8:Feuille1.AG8">
            <calcext:condition calcext:apply-style-name="Cellule grisée" calcext:value="formula-is([.AF8]=0)" calcext:base-cell-address="Feuille1.AG8"/>
            <calcext:condition calcext:apply-style-name="Cellule invalide" calcext:value="formula-is(AND([.AF8]&lt;&gt;0;[.AG8]=&quot;&quot;))" calcext:base-cell-address="Feuille1.AG8"/>
          </calcext:conditional-format>
          <calcext:conditional-format calcext:target-range-address="Feuille1.AI8:Feuille1.AI8">
            <calcext:condition calcext:apply-style-name="Cellule grisée" calcext:value="formula-is(OR([.AH8]=0;[.AH8]=&quot;wakeUp&quot;))" calcext:base-cell-address="Feuille1.AI8"/>
            <calcext:condition calcext:apply-style-name="Cellule invalide" calcext:value="formula-is(AND([.AH8]&lt;&gt;0;[.AI8]=&quot;&quot;))" calcext:base-cell-address="Feuille1.AI8"/>
          </calcext:conditional-format>
          <calcext:conditional-format calcext:target-range-address="Feuille1.AJ8:Feuille1.AJ8">
            <calcext:condition calcext:apply-style-name="Cellule grisée" calcext:value="formula-is(OR([.AI8]=0;[.AI8]=&quot;wakeUp&quot;))" calcext:base-cell-address="Feuille1.AJ8"/>
            <calcext:condition calcext:apply-style-name="Cellule invalide" calcext:value="formula-is(AND([.AI8]&lt;&gt;0;[.AJ8]=&quot;&quot;))" calcext:base-cell-address="Feuille1.AJ8"/>
          </calcext:conditional-format>
          <calcext:conditional-format calcext:target-range-address="Feuille1.F8:Feuille1.F8 Feuille1.I8:Feuille1.I8 Feuille1.L8:Feuille1.L8 Feuille1.AF8:Feuille1.AF8 Feuille1.C8:Feuille1.C8">
            <calcext:condition calcext:apply-style-name="Cellule invalide" calcext:value="formula-is([.C8]=&quot;&quot;)" calcext:base-cell-address="Feuille1.C8"/>
          </calcext:conditional-format>
          <calcext:conditional-format calcext:target-range-address="Feuille1.D8:Feuille1.D8 Feuille1.G8:Feuille1.H8 Feuille1.J8:Feuille1.K8 Feuille1.M8:Feuille1.N8 Feuille1.P8:Feuille1.P8 Feuille1.S8:Feuille1.S8">
            <calcext:condition calcext:apply-style-name="Cellule grisée" calcext:value="formula-is([.C8]=0)" calcext:base-cell-address="Feuille1.D8"/>
          </calcext:conditional-format>
          <calcext:conditional-format calcext:target-range-address="Feuille1.E8:Feuille1.E8">
            <calcext:condition calcext:apply-style-name="Cellule grisée" calcext:value="formula-is([.C8]=0)" calcext:base-cell-address="Feuille1.E8"/>
          </calcext:conditional-format>
          <calcext:conditional-format calcext:target-range-address="Feuille1.Q9:Feuille1.Q9 Feuille1.T9:Feuille1.T9">
            <calcext:condition calcext:apply-style-name="Cellule grisée" calcext:value="formula-is([.P9]=0)" calcext:base-cell-address="Feuille1.Q9"/>
            <calcext:condition calcext:apply-style-name="Cellule invalide" calcext:value="formula-is(AND([.P9]&lt;&gt;0;#REF!=&quot;&quot;))" calcext:base-cell-address="Feuille1.Q9"/>
          </calcext:conditional-format>
          <calcext:conditional-format calcext:target-range-address="Feuille1.AE9:Feuille1.AE9 Feuille1.AA9:Feuille1.AC9 Feuille1.AL9:Feuille1.AL9">
            <calcext:condition calcext:apply-style-name="Cellule invalide" calcext:value="=&quot;&quot;" calcext:base-cell-address="Feuille1.AA9"/>
          </calcext:conditional-format>
          <calcext:conditional-format calcext:target-range-address="Feuille1.AM9:Feuille1.AM9">
            <calcext:condition calcext:apply-style-name="Cellule grisée" calcext:value="formula-is([.AL9]=0)" calcext:base-cell-address="Feuille1.AM9"/>
            <calcext:condition calcext:apply-style-name="Cellule invalide" calcext:value="formula-is(AND([.AL9]&lt;&gt;0;[.AM9]=&quot;&quot;))" calcext:base-cell-address="Feuille1.AM9"/>
          </calcext:conditional-format>
          <calcext:conditional-format calcext:target-range-address="Feuille1.AN9:Feuille1.AN9">
            <calcext:condition calcext:apply-style-name="Cellule grisée" calcext:value="formula-is([.AJ9]=0)" calcext:base-cell-address="Feuille1.AN9"/>
            <calcext:condition calcext:apply-style-name="Cellule invalide" calcext:value="formula-is(AND([.AJ9]&lt;&gt;0;[.AN9]=&quot;&quot;))" calcext:base-cell-address="Feuille1.AN9"/>
          </calcext:conditional-format>
          <calcext:conditional-format calcext:target-range-address="Feuille1.AK9:Feuille1.AK9 Feuille1.AO9:Feuille1.AO9">
            <calcext:condition calcext:apply-style-name="Cellule grisée" calcext:value="formula-is([.AH9]=0)" calcext:base-cell-address="Feuille1.AK9"/>
            <calcext:condition calcext:apply-style-name="Cellule invalide" calcext:value="formula-is(AND([.AH9]&lt;&gt;0;[.AK9]=&quot;&quot;))" calcext:base-cell-address="Feuille1.AK9"/>
          </calcext:conditional-format>
          <calcext:conditional-format calcext:target-range-address="Feuille1.AG9:Feuille1.AG9">
            <calcext:condition calcext:apply-style-name="Cellule grisée" calcext:value="formula-is([.AF9]=0)" calcext:base-cell-address="Feuille1.AG9"/>
            <calcext:condition calcext:apply-style-name="Cellule invalide" calcext:value="formula-is(AND([.AF9]&lt;&gt;0;[.AG9]=&quot;&quot;))" calcext:base-cell-address="Feuille1.AG9"/>
          </calcext:conditional-format>
          <calcext:conditional-format calcext:target-range-address="Feuille1.F9:Feuille1.F9 Feuille1.I9:Feuille1.I9 Feuille1.L9:Feuille1.L9 Feuille1.AF9:Feuille1.AF9 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D9:Feuille1.D9 Feuille1.G9:Feuille1.H9 Feuille1.J9:Feuille1.K9 Feuille1.M9:Feuille1.N9 Feuille1.P9:Feuille1.P9 Feuille1.S9:Feuille1.S9">
            <calcext:condition calcext:apply-style-name="Cellule grisée" calcext:value="formula-is([.C9]=0)" calcext:base-cell-address="Feuille1.D9"/>
          </calcext:conditional-format>
          <calcext:conditional-format calcext:target-range-address="Feuille1.E9:Feuille1.E9">
            <calcext:condition calcext:apply-style-name="Cellule grisée" calcext:value="formula-is([.C9]=0)" calcext:base-cell-address="Feuille1.E9"/>
          </calcext:conditional-format>
          <calcext:conditional-format calcext:target-range-address="Feuille1.Q10:Feuille1.Q10 Feuille1.T10:Feuille1.T10">
            <calcext:condition calcext:apply-style-name="Cellule grisée" calcext:value="formula-is([.P10]=0)" calcext:base-cell-address="Feuille1.Q10"/>
            <calcext:condition calcext:apply-style-name="Cellule invalide" calcext:value="formula-is(AND([.P10]&lt;&gt;0;#REF!=&quot;&quot;))" calcext:base-cell-address="Feuille1.Q10"/>
          </calcext:conditional-format>
          <calcext:conditional-format calcext:target-range-address="Feuille1.AE10:Feuille1.AE10 Feuille1.AA10:Feuille1.AC10 Feuille1.AL10:Feuille1.AL10">
            <calcext:condition calcext:apply-style-name="Cellule invalide" calcext:value="=&quot;&quot;" calcext:base-cell-address="Feuille1.AA10"/>
          </calcext:conditional-format>
          <calcext:conditional-format calcext:target-range-address="Feuille1.AM10:Feuille1.AM10">
            <calcext:condition calcext:apply-style-name="Cellule grisée" calcext:value="formula-is([.AL10]=0)" calcext:base-cell-address="Feuille1.AM10"/>
            <calcext:condition calcext:apply-style-name="Cellule invalide" calcext:value="formula-is(AND([.AL10]&lt;&gt;0;[.AM10]=&quot;&quot;))" calcext:base-cell-address="Feuille1.AM10"/>
          </calcext:conditional-format>
          <calcext:conditional-format calcext:target-range-address="Feuille1.AN10:Feuille1.AN10">
            <calcext:condition calcext:apply-style-name="Cellule grisée" calcext:value="formula-is([.AJ10]=0)" calcext:base-cell-address="Feuille1.AN10"/>
            <calcext:condition calcext:apply-style-name="Cellule invalide" calcext:value="formula-is(AND([.AJ10]&lt;&gt;0;[.AN10]=&quot;&quot;))" calcext:base-cell-address="Feuille1.AN10"/>
          </calcext:conditional-format>
          <calcext:conditional-format calcext:target-range-address="Feuille1.AK10:Feuille1.AK10 Feuille1.AO10:Feuille1.AO10">
            <calcext:condition calcext:apply-style-name="Cellule grisée" calcext:value="formula-is([.AH10]=0)" calcext:base-cell-address="Feuille1.AK10"/>
            <calcext:condition calcext:apply-style-name="Cellule invalide" calcext:value="formula-is(AND([.AH10]&lt;&gt;0;[.AK10]=&quot;&quot;))" calcext:base-cell-address="Feuille1.AK10"/>
          </calcext:conditional-format>
          <calcext:conditional-format calcext:target-range-address="Feuille1.AG10:Feuille1.AG10">
            <calcext:condition calcext:apply-style-name="Cellule grisée" calcext:value="formula-is([.AF10]=0)" calcext:base-cell-address="Feuille1.AG10"/>
            <calcext:condition calcext:apply-style-name="Cellule invalide" calcext:value="formula-is(AND([.AF10]&lt;&gt;0;[.AG10]=&quot;&quot;))" calcext:base-cell-address="Feuille1.AG10"/>
          </calcext:conditional-format>
          <calcext:conditional-format calcext:target-range-address="Feuille1.F10:Feuille1.F10 Feuille1.I10:Feuille1.I10 Feuille1.L10:Feuille1.L10 Feuille1.AF10:Feuille1.AF10 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D10:Feuille1.D10 Feuille1.G10:Feuille1.H10 Feuille1.J10:Feuille1.K10 Feuille1.M10:Feuille1.N10 Feuille1.P10:Feuille1.P10 Feuille1.S10:Feuille1.S10">
            <calcext:condition calcext:apply-style-name="Cellule grisée" calcext:value="formula-is([.C10]=0)" calcext:base-cell-address="Feuille1.D10"/>
          </calcext:conditional-format>
          <calcext:conditional-format calcext:target-range-address="Feuille1.E10:Feuille1.E10">
            <calcext:condition calcext:apply-style-name="Cellule grisée" calcext:value="formula-is([.C10]=0)" calcext:base-cell-address="Feuille1.E10"/>
          </calcext:conditional-format>
          <calcext:conditional-format calcext:target-range-address="Feuille1.Q11:Feuille1.Q11 Feuille1.T11:Feuille1.T11">
            <calcext:condition calcext:apply-style-name="Cellule grisée" calcext:value="formula-is([.P11]=0)" calcext:base-cell-address="Feuille1.Q11"/>
            <calcext:condition calcext:apply-style-name="Cellule invalide" calcext:value="formula-is(AND([.P11]&lt;&gt;0;#REF!=&quot;&quot;))" calcext:base-cell-address="Feuille1.Q11"/>
          </calcext:conditional-format>
          <calcext:conditional-format calcext:target-range-address="Feuille1.U11:Feuille1.U11 Feuille1.AE11:Feuille1.AE11 Feuille1.AA11:Feuille1.AC11 Feuille1.AL11:Feuille1.AL11">
            <calcext:condition calcext:apply-style-name="Cellule invalide" calcext:value="=&quot;&quot;" calcext:base-cell-address="Feuille1.U11"/>
          </calcext:conditional-format>
          <calcext:conditional-format calcext:target-range-address="Feuille1.AM11:Feuille1.AM11">
            <calcext:condition calcext:apply-style-name="Cellule grisée" calcext:value="formula-is([.AL11]=0)" calcext:base-cell-address="Feuille1.AM11"/>
            <calcext:condition calcext:apply-style-name="Cellule invalide" calcext:value="formula-is(AND([.AL11]&lt;&gt;0;[.AM11]=&quot;&quot;))" calcext:base-cell-address="Feuille1.AM11"/>
          </calcext:conditional-format>
          <calcext:conditional-format calcext:target-range-address="Feuille1.AN11:Feuille1.AN11">
            <calcext:condition calcext:apply-style-name="Cellule grisée" calcext:value="formula-is([.AJ11]=0)" calcext:base-cell-address="Feuille1.AN11"/>
            <calcext:condition calcext:apply-style-name="Cellule invalide" calcext:value="formula-is(AND([.AJ11]&lt;&gt;0;[.AN11]=&quot;&quot;))" calcext:base-cell-address="Feuille1.AN11"/>
          </calcext:conditional-format>
          <calcext:conditional-format calcext:target-range-address="Feuille1.AK11:Feuille1.AK11 Feuille1.AO11:Feuille1.AO11">
            <calcext:condition calcext:apply-style-name="Cellule grisée" calcext:value="formula-is([.AH11]=0)" calcext:base-cell-address="Feuille1.AK11"/>
            <calcext:condition calcext:apply-style-name="Cellule invalide" calcext:value="formula-is(AND([.AH11]&lt;&gt;0;[.AK11]=&quot;&quot;))" calcext:base-cell-address="Feuille1.AK11"/>
          </calcext:conditional-format>
          <calcext:conditional-format calcext:target-range-address="Feuille1.AG11:Feuille1.AG11">
            <calcext:condition calcext:apply-style-name="Cellule grisée" calcext:value="formula-is([.AF11]=0)" calcext:base-cell-address="Feuille1.AG11"/>
            <calcext:condition calcext:apply-style-name="Cellule invalide" calcext:value="formula-is(AND([.AF11]&lt;&gt;0;[.AG11]=&quot;&quot;))" calcext:base-cell-address="Feuille1.AG11"/>
          </calcext:conditional-format>
          <calcext:conditional-format calcext:target-range-address="Feuille1.F11:Feuille1.F11 Feuille1.I11:Feuille1.I11 Feuille1.L11:Feuille1.L11 Feuille1.AF11:Feuille1.AF11 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D11:Feuille1.D11 Feuille1.G11:Feuille1.H11 Feuille1.J11:Feuille1.K11 Feuille1.M11:Feuille1.N11 Feuille1.P11:Feuille1.P11 Feuille1.S11:Feuille1.S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AH9:Feuille1.AH9">
            <calcext:condition calcext:apply-style-name="Cellule invalide" calcext:value="=&quot;&quot;" calcext:base-cell-address="Feuille1.AH9"/>
          </calcext:conditional-format>
          <calcext:conditional-format calcext:target-range-address="Feuille1.AI9:Feuille1.AI9">
            <calcext:condition calcext:apply-style-name="Cellule grisée" calcext:value="formula-is(OR([.AH9]=0;[.AH9]=&quot;wakeUp&quot;))" calcext:base-cell-address="Feuille1.AI9"/>
            <calcext:condition calcext:apply-style-name="Cellule invalide" calcext:value="formula-is(AND([.AH9]&lt;&gt;0;[.AI9]=&quot;&quot;))" calcext:base-cell-address="Feuille1.AI9"/>
          </calcext:conditional-format>
          <calcext:conditional-format calcext:target-range-address="Feuille1.AJ9:Feuille1.AJ9">
            <calcext:condition calcext:apply-style-name="Cellule grisée" calcext:value="formula-is(OR([.AI9]=0;[.AI9]=&quot;wakeUp&quot;))" calcext:base-cell-address="Feuille1.AJ9"/>
            <calcext:condition calcext:apply-style-name="Cellule invalide" calcext:value="formula-is(AND([.AI9]&lt;&gt;0;[.AJ9]=&quot;&quot;))" calcext:base-cell-address="Feuille1.AJ9"/>
          </calcext:conditional-format>
          <calcext:conditional-format calcext:target-range-address="Feuille1.AH10:Feuille1.AH10">
            <calcext:condition calcext:apply-style-name="Cellule invalide" calcext:value="=&quot;&quot;" calcext:base-cell-address="Feuille1.AH10"/>
          </calcext:conditional-format>
          <calcext:conditional-format calcext:target-range-address="Feuille1.AI10:Feuille1.AI10">
            <calcext:condition calcext:apply-style-name="Cellule grisée" calcext:value="formula-is(OR([.AH10]=0;[.AH10]=&quot;wakeUp&quot;))" calcext:base-cell-address="Feuille1.AI10"/>
            <calcext:condition calcext:apply-style-name="Cellule invalide" calcext:value="formula-is(AND([.AH10]&lt;&gt;0;[.AI10]=&quot;&quot;))" calcext:base-cell-address="Feuille1.AI10"/>
          </calcext:conditional-format>
          <calcext:conditional-format calcext:target-range-address="Feuille1.AJ10:Feuille1.AJ10">
            <calcext:condition calcext:apply-style-name="Cellule grisée" calcext:value="formula-is(OR([.AI10]=0;[.AI10]=&quot;wakeUp&quot;))" calcext:base-cell-address="Feuille1.AJ10"/>
            <calcext:condition calcext:apply-style-name="Cellule invalide" calcext:value="formula-is(AND([.AI10]&lt;&gt;0;[.AJ10]=&quot;&quot;))" calcext:base-cell-address="Feuille1.AJ10"/>
          </calcext:conditional-format>
          <calcext:conditional-format calcext:target-range-address="Feuille1.AH11:Feuille1.AH11">
            <calcext:condition calcext:apply-style-name="Cellule invalide" calcext:value="=&quot;&quot;" calcext:base-cell-address="Feuille1.AH11"/>
          </calcext:conditional-format>
          <calcext:conditional-format calcext:target-range-address="Feuille1.AI11:Feuille1.AI11">
            <calcext:condition calcext:apply-style-name="Cellule grisée" calcext:value="formula-is(OR([.AH11]=0;[.AH11]=&quot;wakeUp&quot;))" calcext:base-cell-address="Feuille1.AI11"/>
            <calcext:condition calcext:apply-style-name="Cellule invalide" calcext:value="formula-is(AND([.AH11]&lt;&gt;0;[.AI11]=&quot;&quot;))" calcext:base-cell-address="Feuille1.AI11"/>
          </calcext:conditional-format>
          <calcext:conditional-format calcext:target-range-address="Feuille1.AJ11:Feuille1.AJ11">
            <calcext:condition calcext:apply-style-name="Cellule grisée" calcext:value="formula-is(OR([.AI11]=0;[.AI11]=&quot;wakeUp&quot;))" calcext:base-cell-address="Feuille1.AJ11"/>
            <calcext:condition calcext:apply-style-name="Cellule invalide" calcext:value="formula-is(AND([.AI11]&lt;&gt;0;[.AJ11]=&quot;&quot;))" calcext:base-cell-address="Feuille1.AJ1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U149:Feuille1.U149">
            <calcext:condition calcext:apply-style-name="Cellule invalide" calcext:value="=&quot;&quot;" calcext:base-cell-address="Feuille1.U149"/>
          </calcext:conditional-format>
          <calcext:conditional-format calcext:target-range-address="Feuille1.U150:Feuille1.U150">
            <calcext:condition calcext:apply-style-name="Cellule invalide" calcext:value="=&quot;&quot;" calcext:base-cell-address="Feuille1.U150"/>
          </calcext:conditional-format>
          <calcext:conditional-format calcext:target-range-address="Feuille1.U151:Feuille1.U151">
            <calcext:condition calcext:apply-style-name="Cellule invalide" calcext:value="=&quot;&quot;" calcext:base-cell-address="Feuille1.U151"/>
          </calcext:conditional-format>
          <calcext:conditional-format calcext:target-range-address="Feuille1.U152:Feuille1.U152">
            <calcext:condition calcext:apply-style-name="Cellule invalide" calcext:value="=&quot;&quot;" calcext:base-cell-address="Feuille1.U152"/>
          </calcext:conditional-format>
          <calcext:conditional-format calcext:target-range-address="Feuille1.U153:Feuille1.U153">
            <calcext:condition calcext:apply-style-name="Cellule invalide" calcext:value="=&quot;&quot;" calcext:base-cell-address="Feuille1.U153"/>
          </calcext:conditional-format>
          <calcext:conditional-format calcext:target-range-address="Feuille1.U154:Feuille1.U154">
            <calcext:condition calcext:apply-style-name="Cellule invalide" calcext:value="=&quot;&quot;" calcext:base-cell-address="Feuille1.U154"/>
          </calcext:conditional-format>
          <calcext:conditional-format calcext:target-range-address="Feuille1.H156:Feuille1.H157">
            <calcext:condition calcext:apply-style-name="Cellule grisée" calcext:value="formula-is([.G156]=0)" calcext:base-cell-address="Feuille1.H156"/>
          </calcext:conditional-format>
          <calcext:conditional-format calcext:target-range-address="Feuille1.Q50:Feuille1.Q50 Feuille1.T50:Feuille1.T50">
            <calcext:condition calcext:apply-style-name="Cellule grisée" calcext:value="formula-is([.P50]=0)" calcext:base-cell-address="Feuille1.Q50"/>
            <calcext:condition calcext:apply-style-name="Cellule invalide" calcext:value="formula-is(AND([.P50]&lt;&gt;0;#REF!=&quot;&quot;))" calcext:base-cell-address="Feuille1.Q50"/>
          </calcext:conditional-format>
          <calcext:conditional-format calcext:target-range-address="Feuille1.U50:Feuille1.U50 Feuille1.AE50:Feuille1.AE50 Feuille1.AH50:Feuille1.AH50 Feuille1.AL50:Feuille1.AL50 Feuille1.AA50:Feuille1.AC50">
            <calcext:condition calcext:apply-style-name="Cellule invalide" calcext:value="=&quot;&quot;" calcext:base-cell-address="Feuille1.U50"/>
          </calcext:conditional-format>
          <calcext:conditional-format calcext:target-range-address="Feuille1.AI50:Feuille1.AI50 Feuille1.AM50:Feuille1.AM50">
            <calcext:condition calcext:apply-style-name="Cellule grisée" calcext:value="formula-is([.AH50]=0)" calcext:base-cell-address="Feuille1.AI50"/>
            <calcext:condition calcext:apply-style-name="Cellule invalide" calcext:value="formula-is(AND([.AH50]&lt;&gt;0;[.AI50]=&quot;&quot;))" calcext:base-cell-address="Feuille1.AI50"/>
          </calcext:conditional-format>
          <calcext:conditional-format calcext:target-range-address="Feuille1.AJ50:Feuille1.AJ50 Feuille1.AN50:Feuille1.AN50">
            <calcext:condition calcext:apply-style-name="Cellule grisée" calcext:value="formula-is([.AF50]=0)" calcext:base-cell-address="Feuille1.AJ50"/>
            <calcext:condition calcext:apply-style-name="Cellule invalide" calcext:value="formula-is(AND([.AF50]&lt;&gt;0;[.AJ50]=&quot;&quot;))" calcext:base-cell-address="Feuille1.AJ50"/>
          </calcext:conditional-format>
          <calcext:conditional-format calcext:target-range-address="Feuille1.AK50:Feuille1.AK50 Feuille1.AO50:Feuille1.AO50">
            <calcext:condition calcext:apply-style-name="Cellule grisée" calcext:value="formula-is([.AH50]=0)" calcext:base-cell-address="Feuille1.AK50"/>
            <calcext:condition calcext:apply-style-name="Cellule invalide" calcext:value="formula-is(AND([.AH50]&lt;&gt;0;[.AK50]=&quot;&quot;))" calcext:base-cell-address="Feuille1.AK50"/>
          </calcext:conditional-format>
          <calcext:conditional-format calcext:target-range-address="Feuille1.AG50:Feuille1.AG50">
            <calcext:condition calcext:apply-style-name="Cellule grisée" calcext:value="formula-is([.AF50]=0)" calcext:base-cell-address="Feuille1.AG50"/>
            <calcext:condition calcext:apply-style-name="Cellule invalide" calcext:value="formula-is(AND([.AF50]&lt;&gt;0;[.AG50]=&quot;&quot;))" calcext:base-cell-address="Feuille1.AG50"/>
          </calcext:conditional-format>
          <calcext:conditional-format calcext:target-range-address="Feuille1.I50:Feuille1.I50 Feuille1.L50:Feuille1.L50 Feuille1.AF50:Feuille1.AF50 Feuille1.C50:Feuille1.C50 Feuille1.F50:Feuille1.F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D50:Feuille1.D50 Feuille1.G50:Feuille1.G50 Feuille1.J50:Feuille1.K50 Feuille1.M50:Feuille1.N50 Feuille1.P50:Feuille1.P50 Feuille1.S50:Feuille1.S50">
            <calcext:condition calcext:apply-style-name="Cellule grisée" calcext:value="formula-is([.C50]=0)" calcext:base-cell-address="Feuille1.D50"/>
          </calcext:conditional-format>
          <calcext:conditional-format calcext:target-range-address="Feuille1.E50:Feuille1.E50">
            <calcext:condition calcext:apply-style-name="Cellule grisée" calcext:value="formula-is([.C50]=0)" calcext:base-cell-address="Feuille1.E50"/>
          </calcext:conditional-format>
          <calcext:conditional-format calcext:target-range-address="Feuille1.H50:Feuille1.H50">
            <calcext:condition calcext:apply-style-name="Cellule grisée" calcext:value="formula-is([.G50]=0)" calcext:base-cell-address="Feuille1.H50"/>
          </calcext:conditional-format>
          <calcext:conditional-format calcext:target-range-address="Feuille1.AH49:Feuille1.AH49">
            <calcext:condition calcext:apply-style-name="Cellule invalide" calcext:value="=&quot;&quot;" calcext:base-cell-address="Feuille1.AH49"/>
          </calcext:conditional-format>
          <calcext:conditional-format calcext:target-range-address="Feuille1.AI49:Feuille1.AI49">
            <calcext:condition calcext:apply-style-name="Cellule grisée" calcext:value="formula-is([.AH49]=0)" calcext:base-cell-address="Feuille1.AI49"/>
            <calcext:condition calcext:apply-style-name="Cellule invalide" calcext:value="formula-is(AND([.AH49]&lt;&gt;0;[.AI49]=&quot;&quot;))" calcext:base-cell-address="Feuille1.AI49"/>
          </calcext:conditional-format>
          <calcext:conditional-format calcext:target-range-address="Feuille1.AJ49:Feuille1.AJ49">
            <calcext:condition calcext:apply-style-name="Cellule grisée" calcext:value="formula-is([.AF49]=0)" calcext:base-cell-address="Feuille1.AJ49"/>
            <calcext:condition calcext:apply-style-name="Cellule invalide" calcext:value="formula-is(AND([.AF49]&lt;&gt;0;[.AJ49]=&quot;&quot;))" calcext:base-cell-address="Feuille1.AJ49"/>
          </calcext:conditional-format>
          <calcext:conditional-format calcext:target-range-address="Feuille1.U148:Feuille1.U148">
            <calcext:condition calcext:apply-style-name="Cellule invalide" calcext:value="=&quot;&quot;" calcext:base-cell-address="Feuille1.U1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0:05:23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2T00:05:28.375000000</dc:date>
    <meta:editing-duration>PT16H3M28S</meta:editing-duration>
    <meta:editing-cycles>571</meta:editing-cycles>
    <meta:document-statistic meta:table-count="1" meta:cell-count="4161" meta:object-count="0"/>
  </office:meta>
</office:document-meta>
</file>